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0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1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2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3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4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5" style:family="table-cell" style:parent-style-name="Pivot_20_Table_20_Value" style:data-style-name="N0"/>
    <style:style style:name="ce16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17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18" style:family="table-cell" style:parent-style-name="Pivot_20_Table_20_Value">
      <style:table-cell-properties fo:border-bottom="none" fo:border-left="none" fo:border-right="none" fo:border-top="0.99pt solid #000000"/>
    </style:style>
    <style:style style:name="ce19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20" style:family="table-cell" style:parent-style-name="Pivot_20_Table_20_Value">
      <style:table-cell-properties fo:border-bottom="none" fo:border-left="none" fo:border-right="0.99pt solid #000000" fo:border-top="none"/>
    </style:style>
    <style:style style:name="ce21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22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23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24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5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6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27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28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29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30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1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32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33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34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le dynamique_Feuille1_1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le dynamique_Table dynamique_Feuille1_1_1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le dynamique_Table dynamique_Table dynamique_Feuille1_1_1_1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le dynamique_Table dynamique_Table dynamique_Table dynamique_Feuille1_1_1_1_1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le dynamique_Table dynamique_Table dynamique_Table dynamique_Table dynamique_Feuille1_1_1_1_1_1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le dynamique_Table dynamique_Table dynamique_Table dynamique_Table dynamique_Table dynamique_Feuille1_1_1_1_1_1_1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le dynamique_Table dynamique_Table dynamique_Table dynamique_Table dynamique_Table dynamique_Table dynamique_Feuille1_1_1_1_1_1_1_1" table:style-name="ta1">
        <table:shapes>
          <draw:frame draw:z-index="0" draw:style-name="gr1" draw:text-style-name="P1" svg:width="15.997cm" svg:height="9.004cm" svg:x="18.778cm" svg:y="0.372cm">
            <draw:object draw:notify-on-update-of-ranges="PT@categories PT@label 0 PT@data 0 PT@label 1 PT@data 1 PT@label 2 PT@data 2 PT@label 3 PT@data 3 PT@label 4 PT@data 4 PT@label 5 PT@data 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4"/>
        <table:table-column table:style-name="co1" table:default-cell-style-name="ce9"/>
        <table:table-column table:style-name="co1" table:number-columns-repeated="4" table:default-cell-style-name="ce15"/>
        <table:table-column table:style-name="co1" table:default-cell-style-name="ce21"/>
        <table:table-column table:style-name="co1" table:default-cell-style-name="ce27"/>
        <table:table-row table:style-name="ro1">
          <table:table-cell table:style-name="ce1" office:value-type="string" calcext:value-type="string">
            <text:p>Compter - numsond</text:p>
          </table:table-cell>
          <table:table-cell table:style-name="ce6" office:value-type="string" calcext:value-type="string">
            <text:p>Tranche</text:p>
          </table:table-cell>
          <table:table-cell table:style-name="ce12" table:number-columns-repeated="5"/>
          <table:table-cell table:style-name="ce24"/>
        </table:table-row>
        <table:table-row table:style-name="ro1">
          <table:table-cell table:style-name="ce2" office:value-type="string" calcext:value-type="string">
            <text:p>intitulecat</text:p>
          </table:table-cell>
          <table:table-cell table:style-name="ce7" office:value-type="string" calcext:value-type="string">
            <text:p>Tranche 20-29</text:p>
          </table:table-cell>
          <table:table-cell table:style-name="ce13" office:value-type="string" calcext:value-type="string">
            <text:p>Tranche 30-39</text:p>
          </table:table-cell>
          <table:table-cell table:style-name="ce13" office:value-type="string" calcext:value-type="string">
            <text:p>Tranche 40-49</text:p>
          </table:table-cell>
          <table:table-cell table:style-name="ce13" office:value-type="string" calcext:value-type="string">
            <text:p>Tranche 50-59</text:p>
          </table:table-cell>
          <table:table-cell table:style-name="ce13" office:value-type="string" calcext:value-type="string">
            <text:p>Tranche 60-69</text:p>
          </table:table-cell>
          <table:table-cell table:style-name="ce13" office:value-type="string" calcext:value-type="string">
            <text:p>Tranche 70-120</text:p>
          </table:table-cell>
          <table:table-cell table:style-name="ce25" office:value-type="string" calcext:value-type="string">
            <text:p>Total Résultat</text:p>
          </table:table-cell>
        </table:table-row>
        <table:table-row table:style-name="ro1">
          <table:table-cell table:style-name="ce3" office:value-type="string" calcext:value-type="string">
            <text:p>Agriculteurs exploitants</text:p>
          </table:table-cell>
          <table:table-cell table:style-name="ce8" office:value-type="float" office:value="5" calcext:value-type="float">
            <text:p>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8"/>
          <table:table-cell table:style-name="ce19"/>
          <table:table-cell table:style-name="ce26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rtisans, commerçants, chefs d'entreprise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20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Autres sans activité professionnelle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Cadres, professions intellectuelles supérieures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style-name="Pivot_20_Table_20_Value"/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Employés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Inactifs ayant déjà travaillé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131" calcext:value-type="float">
            <text:p>131</text:p>
          </table:table-cell>
          <table:table-cell office:value-type="float" office:value="135" calcext:value-type="float">
            <text:p>135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Ouvriers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Professions intermédiaires</text:p>
          </table:table-cell>
          <table:table-cell table:style-name="ce10" office:value-type="float" office:value="40" calcext:value-type="float">
            <text:p>40</text:p>
          </table:table-cell>
          <table:table-cell table:style-name="ce16" office:value-type="float" office:value="37" calcext:value-type="float">
            <text:p>37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2" calcext:value-type="float">
            <text:p>12</text:p>
          </table:table-cell>
          <table:table-cell table:style-name="ce28" office:value-type="float" office:value="185" calcext:value-type="float">
            <text:p>185</text:p>
          </table:table-cell>
        </table:table-row>
        <table:table-row table:style-name="ro1">
          <table:table-cell table:style-name="ce5" office:value-type="string" calcext:value-type="string">
            <text:p>Total Résultat</text:p>
          </table:table-cell>
          <table:table-cell table:style-name="ce11" office:value-type="float" office:value="205" calcext:value-type="float">
            <text:p>205</text:p>
          </table:table-cell>
          <table:table-cell table:style-name="ce17" office:value-type="float" office:value="217" calcext:value-type="float">
            <text:p>217</text:p>
          </table:table-cell>
          <table:table-cell table:style-name="ce17" office:value-type="float" office:value="243" calcext:value-type="float">
            <text:p>243</text:p>
          </table:table-cell>
          <table:table-cell table:style-name="ce17" office:value-type="float" office:value="226" calcext:value-type="float">
            <text:p>226</text:p>
          </table:table-cell>
          <table:table-cell table:style-name="ce17" office:value-type="float" office:value="211" calcext:value-type="float">
            <text:p>211</text:p>
          </table:table-cell>
          <table:table-cell table:style-name="ce23" office:value-type="float" office:value="246" calcext:value-type="float">
            <text:p>246</text:p>
          </table:table-cell>
          <table:table-cell table:style-name="ce29" office:value-type="float" office:value="1348" calcext:value-type="float">
            <text:p>1348</text:p>
          </table:table-cell>
        </table:table-row>
      </table:table>
      <table:table table:name="Table dynamique_Feuille9_1" table:style-name="ta1">
        <table:shapes>
          <draw:frame draw:z-index="0" draw:style-name="gr1" draw:text-style-name="P1" svg:width="15.997cm" svg:height="9.005cm" svg:x="5.369cm" svg:y="0.159cm">
            <draw:object draw:notify-on-update-of-ranges="PT@categories PT@label 0 PT@data 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4"/>
        <table:table-column table:style-name="co1" table:default-cell-style-name="ce33"/>
        <table:table-row table:style-name="ro1">
          <table:table-cell table:style-name="ce30" office:value-type="string" calcext:value-type="string">
            <text:p>intituleCat</text:p>
          </table:table-cell>
          <table:table-cell table:style-name="ce31" office:value-type="string" calcext:value-type="string">
            <text:p>Moyenne - Age</text:p>
          </table:table-cell>
        </table:table-row>
        <table:table-row table:style-name="ro1">
          <table:table-cell table:style-name="ce3" office:value-type="string" calcext:value-type="string">
            <text:p>Agriculteurs exploitants</text:p>
          </table:table-cell>
          <table:table-cell table:style-name="ce32" office:value-type="float" office:value="41.2857142857143" calcext:value-type="float">
            <text:p>41,2857142857143</text:p>
          </table:table-cell>
        </table:table-row>
        <table:table-row table:style-name="ro1">
          <table:table-cell office:value-type="string" calcext:value-type="string">
            <text:p>Artisans, commerçants, chefs d'entreprise</text:p>
          </table:table-cell>
          <table:table-cell office:value-type="float" office:value="42.9285714285714" calcext:value-type="float">
            <text:p>42,9285714285714</text:p>
          </table:table-cell>
        </table:table-row>
        <table:table-row table:style-name="ro1">
          <table:table-cell office:value-type="string" calcext:value-type="string">
            <text:p>Autres sans activité professionnelle</text:p>
          </table:table-cell>
          <table:table-cell office:value-type="float" office:value="63.8035714285714" calcext:value-type="float">
            <text:p>63,8035714285714</text:p>
          </table:table-cell>
        </table:table-row>
        <table:table-row table:style-name="ro1">
          <table:table-cell office:value-type="string" calcext:value-type="string">
            <text:p>Cadres, professions intellectuelles supérieures</text:p>
          </table:table-cell>
          <table:table-cell office:value-type="float" office:value="43.2459016393443" calcext:value-type="float">
            <text:p>43,2459016393443</text:p>
          </table:table-cell>
        </table:table-row>
        <table:table-row table:style-name="ro1">
          <table:table-cell office:value-type="string" calcext:value-type="string">
            <text:p>Employés</text:p>
          </table:table-cell>
          <table:table-cell office:value-type="float" office:value="47.5707547169811" calcext:value-type="float">
            <text:p>47,5707547169811</text:p>
          </table:table-cell>
        </table:table-row>
        <table:table-row table:style-name="ro1">
          <table:table-cell office:value-type="string" calcext:value-type="string">
            <text:p>Inactifs ayant déjà travaillé</text:p>
          </table:table-cell>
          <table:table-cell office:value-type="float" office:value="60.0209302325581" calcext:value-type="float">
            <text:p>60,0209302325581</text:p>
          </table:table-cell>
        </table:table-row>
        <table:table-row table:style-name="ro1">
          <table:table-cell office:value-type="string" calcext:value-type="string">
            <text:p>Ouvriers</text:p>
          </table:table-cell>
          <table:table-cell office:value-type="float" office:value="45.7888198757764" calcext:value-type="float">
            <text:p>45,7888198757764</text:p>
          </table:table-cell>
        </table:table-row>
        <table:table-row table:style-name="ro1">
          <table:table-cell office:value-type="string" calcext:value-type="string">
            <text:p>Professions intermédiaires</text:p>
          </table:table-cell>
          <table:table-cell table:style-name="ce34" office:value-type="float" office:value="44.2108108108108" calcext:value-type="float">
            <text:p>44,2108108108108</text:p>
          </table:table-cell>
        </table:table-row>
        <table:table-row table:style-name="ro1">
          <table:table-cell table:style-name="ce5" office:value-type="string" calcext:value-type="string">
            <text:p>Total Résultat</text:p>
          </table:table-cell>
          <table:table-cell table:style-name="ce29" office:value-type="float" office:value="52.2418397626113" calcext:value-type="float">
            <text:p>52,2418397626113</text:p>
          </table:table-cell>
        </table:table-row>
      </table:table>
      <table:named-expressions/>
      <table:data-pilot-tables>
        <table:data-pilot-table table:name="DataPilot1" table:application-data="" table:target-range-address="'Table dynamique_Table dynamique_Table dynamique_Table dynamique_Table dynamique_Table dynamique_Table dynamique_Feuille1_1_1_1_1_1_1_1'.A1:'Table dynamique_Table dynamique_Table dynamique_Table dynamique_Table dynamique_Table dynamique_Table dynamique_Feuille1_1_1_1_1_1_1_1'.H11" table:buttons="'Table dynamique_Table dynamique_Table dynamique_Table dynamique_Table dynamique_Table dynamique_Table dynamique_Feuille1_1_1_1_1_1_1_1'.A2 'Table dynamique_Table dynamique_Table dynamique_Table dynamique_Table dynamique_Table dynamique_Table dynamique_Feuille1_1_1_1_1_1_1_1'.B1" table:show-filter-button="false" table:drill-down-on-double-click="false">
          <table:database-source-query table:database-name="SondageMariaDB" table:query-name="TrancheParSexe"/>
          <table:data-pilot-field table:source-field-name="Tranche" table:orientation="column" table:used-hierarchy="0" table:function="auto">
            <table:data-pilot-level table:show-empty="false" calcext:repeat-item-labels="false">
              <table:data-pilot-members>
                <table:data-pilot-member table:name="Tranche 20-29" table:display="true" table:show-details="true"/>
                <table:data-pilot-member table:name="Tranche 30-39" table:display="true" table:show-details="true"/>
                <table:data-pilot-member table:name="Tranche 40-49" table:display="true" table:show-details="true"/>
                <table:data-pilot-member table:name="Tranche 50-59" table:display="true" table:show-details="true"/>
                <table:data-pilot-member table:name="Tranche 60-69" table:display="true" table:show-details="true"/>
                <table:data-pilot-member table:name="Tranche 70-12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intitulecat" table:orientation="row" table:used-hierarchy="0" table:function="auto">
            <table:data-pilot-level table:show-empty="false" calcext:repeat-item-labels="false">
              <table:data-pilot-members>
                <table:data-pilot-member table:name="Agriculteurs exploitants" table:display="true" table:show-details="true"/>
                <table:data-pilot-member table:name="Artisans, commerçants, chefs d'entreprise" table:display="true" table:show-details="true"/>
                <table:data-pilot-member table:name="Autres sans activité professionnelle" table:display="true" table:show-details="true"/>
                <table:data-pilot-member table:name="Cadres, professions intellectuelles supérieures" table:display="true" table:show-details="true"/>
                <table:data-pilot-member table:name="Employés" table:display="true" table:show-details="true"/>
                <table:data-pilot-member table:name="Inactifs ayant déjà travaillé" table:display="true" table:show-details="true"/>
                <table:data-pilot-member table:name="Ouvriers" table:display="true" table:show-details="true"/>
                <table:data-pilot-member table:name="Professions intermédiaire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umsond" table:orientation="data" table:used-hierarchy="0" table:function="count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2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96" table:display="true" table:show-details="true"/>
                <table:data-pilot-member table:name="97" table:display="true" table:show-details="true"/>
                <table:data-pilot-member table:name="98" table:display="true" table:show-details="true"/>
                <table:data-pilot-member table:name="99" table:display="true" table:show-details="true"/>
                <table:data-pilot-member table:name="100" table:display="true" table:show-details="true"/>
                <table:data-pilot-member table:name="101" table:display="true" table:show-details="true"/>
                <table:data-pilot-member table:name="102" table:display="true" table:show-details="true"/>
                <table:data-pilot-member table:name="103" table:display="true" table:show-details="true"/>
                <table:data-pilot-member table:name="104" table:display="true" table:show-details="true"/>
                <table:data-pilot-member table:name="105" table:display="true" table:show-details="true"/>
                <table:data-pilot-member table:name="106" table:display="true" table:show-details="true"/>
                <table:data-pilot-member table:name="107" table:display="true" table:show-details="true"/>
                <table:data-pilot-member table:name="108" table:display="true" table:show-details="true"/>
                <table:data-pilot-member table:name="109" table:display="true" table:show-details="true"/>
                <table:data-pilot-member table:name="110" table:display="true" table:show-details="true"/>
                <table:data-pilot-member table:name="111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4" table:display="true" table:show-details="true"/>
                <table:data-pilot-member table:name="115" table:display="true" table:show-details="true"/>
                <table:data-pilot-member table:name="116" table:display="true" table:show-details="true"/>
                <table:data-pilot-member table:name="117" table:display="true" table:show-details="true"/>
                <table:data-pilot-member table:name="118" table:display="true" table:show-details="true"/>
                <table:data-pilot-member table:name="119" table:display="true" table:show-details="true"/>
                <table:data-pilot-member table:name="120" table:display="true" table:show-details="true"/>
                <table:data-pilot-member table:name="121" table:display="true" table:show-details="true"/>
                <table:data-pilot-member table:name="122" table:display="true" table:show-details="true"/>
                <table:data-pilot-member table:name="123" table:display="true" table:show-details="true"/>
                <table:data-pilot-member table:name="124" table:display="true" table:show-details="true"/>
                <table:data-pilot-member table:name="125" table:display="true" table:show-details="true"/>
                <table:data-pilot-member table:name="126" table:display="true" table:show-details="true"/>
                <table:data-pilot-member table:name="127" table:display="true" table:show-details="true"/>
                <table:data-pilot-member table:name="128" table:display="true" table:show-details="true"/>
                <table:data-pilot-member table:name="129" table:display="true" table:show-details="true"/>
                <table:data-pilot-member table:name="130" table:display="true" table:show-details="true"/>
                <table:data-pilot-member table:name="131" table:display="true" table:show-details="true"/>
                <table:data-pilot-member table:name="132" table:display="true" table:show-details="true"/>
                <table:data-pilot-member table:name="133" table:display="true" table:show-details="true"/>
                <table:data-pilot-member table:name="134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37" table:display="true" table:show-details="true"/>
                <table:data-pilot-member table:name="138" table:display="true" table:show-details="true"/>
                <table:data-pilot-member table:name="139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2" table:display="true" table:show-details="true"/>
                <table:data-pilot-member table:name="143" table:display="true" table:show-details="true"/>
                <table:data-pilot-member table:name="144" table:display="true" table:show-details="true"/>
                <table:data-pilot-member table:name="145" table:display="true" table:show-details="true"/>
                <table:data-pilot-member table:name="146" table:display="true" table:show-details="true"/>
                <table:data-pilot-member table:name="147" table:display="true" table:show-details="true"/>
                <table:data-pilot-member table:name="148" table:display="true" table:show-details="true"/>
                <table:data-pilot-member table:name="149" table:display="true" table:show-details="true"/>
                <table:data-pilot-member table:name="150" table:display="true" table:show-details="true"/>
                <table:data-pilot-member table:name="151" table:display="true" table:show-details="true"/>
                <table:data-pilot-member table:name="152" table:display="true" table:show-details="true"/>
                <table:data-pilot-member table:name="153" table:display="true" table:show-details="true"/>
                <table:data-pilot-member table:name="154" table:display="true" table:show-details="true"/>
                <table:data-pilot-member table:name="155" table:display="true" table:show-details="true"/>
                <table:data-pilot-member table:name="156" table:display="true" table:show-details="true"/>
                <table:data-pilot-member table:name="157" table:display="true" table:show-details="true"/>
                <table:data-pilot-member table:name="158" table:display="true" table:show-details="true"/>
                <table:data-pilot-member table:name="159" table:display="true" table:show-details="true"/>
                <table:data-pilot-member table:name="160" table:display="true" table:show-details="true"/>
                <table:data-pilot-member table:name="161" table:display="true" table:show-details="true"/>
                <table:data-pilot-member table:name="162" table:display="true" table:show-details="true"/>
                <table:data-pilot-member table:name="163" table:display="true" table:show-details="true"/>
                <table:data-pilot-member table:name="164" table:display="true" table:show-details="true"/>
                <table:data-pilot-member table:name="165" table:display="true" table:show-details="true"/>
                <table:data-pilot-member table:name="166" table:display="true" table:show-details="true"/>
                <table:data-pilot-member table:name="167" table:display="true" table:show-details="true"/>
                <table:data-pilot-member table:name="168" table:display="true" table:show-details="true"/>
                <table:data-pilot-member table:name="169" table:display="true" table:show-details="true"/>
                <table:data-pilot-member table:name="170" table:display="true" table:show-details="true"/>
                <table:data-pilot-member table:name="171" table:display="true" table:show-details="true"/>
                <table:data-pilot-member table:name="172" table:display="true" table:show-details="true"/>
                <table:data-pilot-member table:name="173" table:display="true" table:show-details="true"/>
                <table:data-pilot-member table:name="174" table:display="true" table:show-details="true"/>
                <table:data-pilot-member table:name="175" table:display="true" table:show-details="true"/>
                <table:data-pilot-member table:name="176" table:display="true" table:show-details="true"/>
                <table:data-pilot-member table:name="177" table:display="true" table:show-details="true"/>
                <table:data-pilot-member table:name="178" table:display="true" table:show-details="true"/>
                <table:data-pilot-member table:name="179" table:display="true" table:show-details="true"/>
                <table:data-pilot-member table:name="180" table:display="true" table:show-details="true"/>
                <table:data-pilot-member table:name="181" table:display="true" table:show-details="true"/>
                <table:data-pilot-member table:name="182" table:display="true" table:show-details="true"/>
                <table:data-pilot-member table:name="183" table:display="true" table:show-details="true"/>
                <table:data-pilot-member table:name="184" table:display="true" table:show-details="true"/>
                <table:data-pilot-member table:name="185" table:display="true" table:show-details="true"/>
                <table:data-pilot-member table:name="186" table:display="true" table:show-details="true"/>
                <table:data-pilot-member table:name="187" table:display="true" table:show-details="true"/>
                <table:data-pilot-member table:name="188" table:display="true" table:show-details="true"/>
                <table:data-pilot-member table:name="189" table:display="true" table:show-details="true"/>
                <table:data-pilot-member table:name="190" table:display="true" table:show-details="true"/>
                <table:data-pilot-member table:name="191" table:display="true" table:show-details="true"/>
                <table:data-pilot-member table:name="192" table:display="true" table:show-details="true"/>
                <table:data-pilot-member table:name="193" table:display="true" table:show-details="true"/>
                <table:data-pilot-member table:name="194" table:display="true" table:show-details="true"/>
                <table:data-pilot-member table:name="195" table:display="true" table:show-details="true"/>
                <table:data-pilot-member table:name="196" table:display="true" table:show-details="true"/>
                <table:data-pilot-member table:name="197" table:display="true" table:show-details="true"/>
                <table:data-pilot-member table:name="198" table:display="true" table:show-details="true"/>
                <table:data-pilot-member table:name="199" table:display="true" table:show-details="true"/>
                <table:data-pilot-member table:name="200" table:display="true" table:show-details="true"/>
                <table:data-pilot-member table:name="201" table:display="true" table:show-details="true"/>
                <table:data-pilot-member table:name="202" table:display="true" table:show-details="true"/>
                <table:data-pilot-member table:name="203" table:display="true" table:show-details="true"/>
                <table:data-pilot-member table:name="204" table:display="true" table:show-details="true"/>
                <table:data-pilot-member table:name="205" table:display="true" table:show-details="true"/>
                <table:data-pilot-member table:name="206" table:display="true" table:show-details="true"/>
                <table:data-pilot-member table:name="207" table:display="true" table:show-details="true"/>
                <table:data-pilot-member table:name="208" table:display="true" table:show-details="true"/>
                <table:data-pilot-member table:name="209" table:display="true" table:show-details="true"/>
                <table:data-pilot-member table:name="210" table:display="true" table:show-details="true"/>
                <table:data-pilot-member table:name="211" table:display="true" table:show-details="true"/>
                <table:data-pilot-member table:name="212" table:display="true" table:show-details="true"/>
                <table:data-pilot-member table:name="213" table:display="true" table:show-details="true"/>
                <table:data-pilot-member table:name="214" table:display="true" table:show-details="true"/>
                <table:data-pilot-member table:name="215" table:display="true" table:show-details="true"/>
                <table:data-pilot-member table:name="216" table:display="true" table:show-details="true"/>
                <table:data-pilot-member table:name="217" table:display="true" table:show-details="true"/>
                <table:data-pilot-member table:name="218" table:display="true" table:show-details="true"/>
                <table:data-pilot-member table:name="219" table:display="true" table:show-details="true"/>
                <table:data-pilot-member table:name="220" table:display="true" table:show-details="true"/>
                <table:data-pilot-member table:name="221" table:display="true" table:show-details="true"/>
                <table:data-pilot-member table:name="222" table:display="true" table:show-details="true"/>
                <table:data-pilot-member table:name="223" table:display="true" table:show-details="true"/>
                <table:data-pilot-member table:name="224" table:display="true" table:show-details="true"/>
                <table:data-pilot-member table:name="225" table:display="true" table:show-details="true"/>
                <table:data-pilot-member table:name="226" table:display="true" table:show-details="true"/>
                <table:data-pilot-member table:name="227" table:display="true" table:show-details="true"/>
                <table:data-pilot-member table:name="228" table:display="true" table:show-details="true"/>
                <table:data-pilot-member table:name="229" table:display="true" table:show-details="true"/>
                <table:data-pilot-member table:name="230" table:display="true" table:show-details="true"/>
                <table:data-pilot-member table:name="231" table:display="true" table:show-details="true"/>
                <table:data-pilot-member table:name="232" table:display="true" table:show-details="true"/>
                <table:data-pilot-member table:name="233" table:display="true" table:show-details="true"/>
                <table:data-pilot-member table:name="234" table:display="true" table:show-details="true"/>
                <table:data-pilot-member table:name="235" table:display="true" table:show-details="true"/>
                <table:data-pilot-member table:name="236" table:display="true" table:show-details="true"/>
                <table:data-pilot-member table:name="237" table:display="true" table:show-details="true"/>
                <table:data-pilot-member table:name="238" table:display="true" table:show-details="true"/>
                <table:data-pilot-member table:name="239" table:display="true" table:show-details="true"/>
                <table:data-pilot-member table:name="240" table:display="true" table:show-details="true"/>
                <table:data-pilot-member table:name="241" table:display="true" table:show-details="true"/>
                <table:data-pilot-member table:name="242" table:display="true" table:show-details="true"/>
                <table:data-pilot-member table:name="243" table:display="true" table:show-details="true"/>
                <table:data-pilot-member table:name="244" table:display="true" table:show-details="true"/>
                <table:data-pilot-member table:name="245" table:display="true" table:show-details="true"/>
                <table:data-pilot-member table:name="246" table:display="true" table:show-details="true"/>
                <table:data-pilot-member table:name="247" table:display="true" table:show-details="true"/>
                <table:data-pilot-member table:name="248" table:display="true" table:show-details="true"/>
                <table:data-pilot-member table:name="249" table:display="true" table:show-details="true"/>
                <table:data-pilot-member table:name="250" table:display="true" table:show-details="true"/>
                <table:data-pilot-member table:name="251" table:display="true" table:show-details="true"/>
                <table:data-pilot-member table:name="252" table:display="true" table:show-details="true"/>
                <table:data-pilot-member table:name="253" table:display="true" table:show-details="true"/>
                <table:data-pilot-member table:name="254" table:display="true" table:show-details="true"/>
                <table:data-pilot-member table:name="255" table:display="true" table:show-details="true"/>
                <table:data-pilot-member table:name="256" table:display="true" table:show-details="true"/>
                <table:data-pilot-member table:name="257" table:display="true" table:show-details="true"/>
                <table:data-pilot-member table:name="258" table:display="true" table:show-details="true"/>
                <table:data-pilot-member table:name="259" table:display="true" table:show-details="true"/>
                <table:data-pilot-member table:name="260" table:display="true" table:show-details="true"/>
                <table:data-pilot-member table:name="261" table:display="true" table:show-details="true"/>
                <table:data-pilot-member table:name="262" table:display="true" table:show-details="true"/>
                <table:data-pilot-member table:name="263" table:display="true" table:show-details="true"/>
                <table:data-pilot-member table:name="264" table:display="true" table:show-details="true"/>
                <table:data-pilot-member table:name="265" table:display="true" table:show-details="true"/>
                <table:data-pilot-member table:name="266" table:display="true" table:show-details="true"/>
                <table:data-pilot-member table:name="267" table:display="true" table:show-details="true"/>
                <table:data-pilot-member table:name="268" table:display="true" table:show-details="true"/>
                <table:data-pilot-member table:name="269" table:display="true" table:show-details="true"/>
                <table:data-pilot-member table:name="270" table:display="true" table:show-details="true"/>
                <table:data-pilot-member table:name="271" table:display="true" table:show-details="true"/>
                <table:data-pilot-member table:name="272" table:display="true" table:show-details="true"/>
                <table:data-pilot-member table:name="273" table:display="true" table:show-details="true"/>
                <table:data-pilot-member table:name="274" table:display="true" table:show-details="true"/>
                <table:data-pilot-member table:name="275" table:display="true" table:show-details="true"/>
                <table:data-pilot-member table:name="276" table:display="true" table:show-details="true"/>
                <table:data-pilot-member table:name="277" table:display="true" table:show-details="true"/>
                <table:data-pilot-member table:name="278" table:display="true" table:show-details="true"/>
                <table:data-pilot-member table:name="279" table:display="true" table:show-details="true"/>
                <table:data-pilot-member table:name="280" table:display="true" table:show-details="true"/>
                <table:data-pilot-member table:name="281" table:display="true" table:show-details="true"/>
                <table:data-pilot-member table:name="282" table:display="true" table:show-details="true"/>
                <table:data-pilot-member table:name="283" table:display="true" table:show-details="true"/>
                <table:data-pilot-member table:name="284" table:display="true" table:show-details="true"/>
                <table:data-pilot-member table:name="285" table:display="true" table:show-details="true"/>
                <table:data-pilot-member table:name="286" table:display="true" table:show-details="true"/>
                <table:data-pilot-member table:name="287" table:display="true" table:show-details="true"/>
                <table:data-pilot-member table:name="288" table:display="true" table:show-details="true"/>
                <table:data-pilot-member table:name="289" table:display="true" table:show-details="true"/>
                <table:data-pilot-member table:name="290" table:display="true" table:show-details="true"/>
                <table:data-pilot-member table:name="291" table:display="true" table:show-details="true"/>
                <table:data-pilot-member table:name="292" table:display="true" table:show-details="true"/>
                <table:data-pilot-member table:name="293" table:display="true" table:show-details="true"/>
                <table:data-pilot-member table:name="294" table:display="true" table:show-details="true"/>
                <table:data-pilot-member table:name="295" table:display="true" table:show-details="true"/>
                <table:data-pilot-member table:name="296" table:display="true" table:show-details="true"/>
                <table:data-pilot-member table:name="297" table:display="true" table:show-details="true"/>
                <table:data-pilot-member table:name="298" table:display="true" table:show-details="true"/>
                <table:data-pilot-member table:name="299" table:display="true" table:show-details="true"/>
                <table:data-pilot-member table:name="300" table:display="true" table:show-details="true"/>
                <table:data-pilot-member table:name="301" table:display="true" table:show-details="true"/>
                <table:data-pilot-member table:name="302" table:display="true" table:show-details="true"/>
                <table:data-pilot-member table:name="303" table:display="true" table:show-details="true"/>
                <table:data-pilot-member table:name="304" table:display="true" table:show-details="true"/>
                <table:data-pilot-member table:name="305" table:display="true" table:show-details="true"/>
                <table:data-pilot-member table:name="306" table:display="true" table:show-details="true"/>
                <table:data-pilot-member table:name="307" table:display="true" table:show-details="true"/>
                <table:data-pilot-member table:name="308" table:display="true" table:show-details="true"/>
                <table:data-pilot-member table:name="309" table:display="true" table:show-details="true"/>
                <table:data-pilot-member table:name="310" table:display="true" table:show-details="true"/>
                <table:data-pilot-member table:name="311" table:display="true" table:show-details="true"/>
                <table:data-pilot-member table:name="312" table:display="true" table:show-details="true"/>
                <table:data-pilot-member table:name="313" table:display="true" table:show-details="true"/>
                <table:data-pilot-member table:name="314" table:display="true" table:show-details="true"/>
                <table:data-pilot-member table:name="315" table:display="true" table:show-details="true"/>
                <table:data-pilot-member table:name="316" table:display="true" table:show-details="true"/>
                <table:data-pilot-member table:name="317" table:display="true" table:show-details="true"/>
                <table:data-pilot-member table:name="318" table:display="true" table:show-details="true"/>
                <table:data-pilot-member table:name="319" table:display="true" table:show-details="true"/>
                <table:data-pilot-member table:name="320" table:display="true" table:show-details="true"/>
                <table:data-pilot-member table:name="321" table:display="true" table:show-details="true"/>
                <table:data-pilot-member table:name="322" table:display="true" table:show-details="true"/>
                <table:data-pilot-member table:name="323" table:display="true" table:show-details="true"/>
                <table:data-pilot-member table:name="324" table:display="true" table:show-details="true"/>
                <table:data-pilot-member table:name="325" table:display="true" table:show-details="true"/>
                <table:data-pilot-member table:name="326" table:display="true" table:show-details="true"/>
                <table:data-pilot-member table:name="327" table:display="true" table:show-details="true"/>
                <table:data-pilot-member table:name="328" table:display="true" table:show-details="true"/>
                <table:data-pilot-member table:name="329" table:display="true" table:show-details="true"/>
                <table:data-pilot-member table:name="330" table:display="true" table:show-details="true"/>
                <table:data-pilot-member table:name="331" table:display="true" table:show-details="true"/>
                <table:data-pilot-member table:name="332" table:display="true" table:show-details="true"/>
                <table:data-pilot-member table:name="333" table:display="true" table:show-details="true"/>
                <table:data-pilot-member table:name="334" table:display="true" table:show-details="true"/>
                <table:data-pilot-member table:name="335" table:display="true" table:show-details="true"/>
                <table:data-pilot-member table:name="336" table:display="true" table:show-details="true"/>
                <table:data-pilot-member table:name="337" table:display="true" table:show-details="true"/>
                <table:data-pilot-member table:name="338" table:display="true" table:show-details="true"/>
                <table:data-pilot-member table:name="339" table:display="true" table:show-details="true"/>
                <table:data-pilot-member table:name="340" table:display="true" table:show-details="true"/>
                <table:data-pilot-member table:name="341" table:display="true" table:show-details="true"/>
                <table:data-pilot-member table:name="342" table:display="true" table:show-details="true"/>
                <table:data-pilot-member table:name="343" table:display="true" table:show-details="true"/>
                <table:data-pilot-member table:name="344" table:display="true" table:show-details="true"/>
                <table:data-pilot-member table:name="345" table:display="true" table:show-details="true"/>
                <table:data-pilot-member table:name="346" table:display="true" table:show-details="true"/>
                <table:data-pilot-member table:name="347" table:display="true" table:show-details="true"/>
                <table:data-pilot-member table:name="348" table:display="true" table:show-details="true"/>
                <table:data-pilot-member table:name="349" table:display="true" table:show-details="true"/>
                <table:data-pilot-member table:name="350" table:display="true" table:show-details="true"/>
                <table:data-pilot-member table:name="351" table:display="true" table:show-details="true"/>
                <table:data-pilot-member table:name="352" table:display="true" table:show-details="true"/>
                <table:data-pilot-member table:name="353" table:display="true" table:show-details="true"/>
                <table:data-pilot-member table:name="354" table:display="true" table:show-details="true"/>
                <table:data-pilot-member table:name="355" table:display="true" table:show-details="true"/>
                <table:data-pilot-member table:name="356" table:display="true" table:show-details="true"/>
                <table:data-pilot-member table:name="357" table:display="true" table:show-details="true"/>
                <table:data-pilot-member table:name="358" table:display="true" table:show-details="true"/>
                <table:data-pilot-member table:name="359" table:display="true" table:show-details="true"/>
                <table:data-pilot-member table:name="360" table:display="true" table:show-details="true"/>
                <table:data-pilot-member table:name="361" table:display="true" table:show-details="true"/>
                <table:data-pilot-member table:name="362" table:display="true" table:show-details="true"/>
                <table:data-pilot-member table:name="363" table:display="true" table:show-details="true"/>
                <table:data-pilot-member table:name="364" table:display="true" table:show-details="true"/>
                <table:data-pilot-member table:name="365" table:display="true" table:show-details="true"/>
                <table:data-pilot-member table:name="366" table:display="true" table:show-details="true"/>
                <table:data-pilot-member table:name="367" table:display="true" table:show-details="true"/>
                <table:data-pilot-member table:name="368" table:display="true" table:show-details="true"/>
                <table:data-pilot-member table:name="369" table:display="true" table:show-details="true"/>
                <table:data-pilot-member table:name="370" table:display="true" table:show-details="true"/>
                <table:data-pilot-member table:name="371" table:display="true" table:show-details="true"/>
                <table:data-pilot-member table:name="372" table:display="true" table:show-details="true"/>
                <table:data-pilot-member table:name="373" table:display="true" table:show-details="true"/>
                <table:data-pilot-member table:name="374" table:display="true" table:show-details="true"/>
                <table:data-pilot-member table:name="375" table:display="true" table:show-details="true"/>
                <table:data-pilot-member table:name="376" table:display="true" table:show-details="true"/>
                <table:data-pilot-member table:name="377" table:display="true" table:show-details="true"/>
                <table:data-pilot-member table:name="378" table:display="true" table:show-details="true"/>
                <table:data-pilot-member table:name="379" table:display="true" table:show-details="true"/>
                <table:data-pilot-member table:name="380" table:display="true" table:show-details="true"/>
                <table:data-pilot-member table:name="381" table:display="true" table:show-details="true"/>
                <table:data-pilot-member table:name="382" table:display="true" table:show-details="true"/>
                <table:data-pilot-member table:name="383" table:display="true" table:show-details="true"/>
                <table:data-pilot-member table:name="384" table:display="true" table:show-details="true"/>
                <table:data-pilot-member table:name="385" table:display="true" table:show-details="true"/>
                <table:data-pilot-member table:name="386" table:display="true" table:show-details="true"/>
                <table:data-pilot-member table:name="387" table:display="true" table:show-details="true"/>
                <table:data-pilot-member table:name="388" table:display="true" table:show-details="true"/>
                <table:data-pilot-member table:name="389" table:display="true" table:show-details="true"/>
                <table:data-pilot-member table:name="390" table:display="true" table:show-details="true"/>
                <table:data-pilot-member table:name="391" table:display="true" table:show-details="true"/>
                <table:data-pilot-member table:name="392" table:display="true" table:show-details="true"/>
                <table:data-pilot-member table:name="393" table:display="true" table:show-details="true"/>
                <table:data-pilot-member table:name="394" table:display="true" table:show-details="true"/>
                <table:data-pilot-member table:name="395" table:display="true" table:show-details="true"/>
                <table:data-pilot-member table:name="396" table:display="true" table:show-details="true"/>
                <table:data-pilot-member table:name="397" table:display="true" table:show-details="true"/>
                <table:data-pilot-member table:name="398" table:display="true" table:show-details="true"/>
                <table:data-pilot-member table:name="399" table:display="true" table:show-details="true"/>
                <table:data-pilot-member table:name="400" table:display="true" table:show-details="true"/>
                <table:data-pilot-member table:name="401" table:display="true" table:show-details="true"/>
                <table:data-pilot-member table:name="402" table:display="true" table:show-details="true"/>
                <table:data-pilot-member table:name="403" table:display="true" table:show-details="true"/>
                <table:data-pilot-member table:name="404" table:display="true" table:show-details="true"/>
                <table:data-pilot-member table:name="405" table:display="true" table:show-details="true"/>
                <table:data-pilot-member table:name="406" table:display="true" table:show-details="true"/>
                <table:data-pilot-member table:name="407" table:display="true" table:show-details="true"/>
                <table:data-pilot-member table:name="408" table:display="true" table:show-details="true"/>
                <table:data-pilot-member table:name="409" table:display="true" table:show-details="true"/>
                <table:data-pilot-member table:name="410" table:display="true" table:show-details="true"/>
                <table:data-pilot-member table:name="411" table:display="true" table:show-details="true"/>
                <table:data-pilot-member table:name="412" table:display="true" table:show-details="true"/>
                <table:data-pilot-member table:name="413" table:display="true" table:show-details="true"/>
                <table:data-pilot-member table:name="414" table:display="true" table:show-details="true"/>
                <table:data-pilot-member table:name="415" table:display="true" table:show-details="true"/>
                <table:data-pilot-member table:name="416" table:display="true" table:show-details="true"/>
                <table:data-pilot-member table:name="417" table:display="true" table:show-details="true"/>
                <table:data-pilot-member table:name="418" table:display="true" table:show-details="true"/>
                <table:data-pilot-member table:name="419" table:display="true" table:show-details="true"/>
                <table:data-pilot-member table:name="420" table:display="true" table:show-details="true"/>
                <table:data-pilot-member table:name="421" table:display="true" table:show-details="true"/>
                <table:data-pilot-member table:name="422" table:display="true" table:show-details="true"/>
                <table:data-pilot-member table:name="423" table:display="true" table:show-details="true"/>
                <table:data-pilot-member table:name="424" table:display="true" table:show-details="true"/>
                <table:data-pilot-member table:name="425" table:display="true" table:show-details="true"/>
                <table:data-pilot-member table:name="426" table:display="true" table:show-details="true"/>
                <table:data-pilot-member table:name="427" table:display="true" table:show-details="true"/>
                <table:data-pilot-member table:name="428" table:display="true" table:show-details="true"/>
                <table:data-pilot-member table:name="429" table:display="true" table:show-details="true"/>
                <table:data-pilot-member table:name="430" table:display="true" table:show-details="true"/>
                <table:data-pilot-member table:name="431" table:display="true" table:show-details="true"/>
                <table:data-pilot-member table:name="432" table:display="true" table:show-details="true"/>
                <table:data-pilot-member table:name="433" table:display="true" table:show-details="true"/>
                <table:data-pilot-member table:name="434" table:display="true" table:show-details="true"/>
                <table:data-pilot-member table:name="435" table:display="true" table:show-details="true"/>
                <table:data-pilot-member table:name="436" table:display="true" table:show-details="true"/>
                <table:data-pilot-member table:name="437" table:display="true" table:show-details="true"/>
                <table:data-pilot-member table:name="438" table:display="true" table:show-details="true"/>
                <table:data-pilot-member table:name="439" table:display="true" table:show-details="true"/>
                <table:data-pilot-member table:name="440" table:display="true" table:show-details="true"/>
                <table:data-pilot-member table:name="441" table:display="true" table:show-details="true"/>
                <table:data-pilot-member table:name="442" table:display="true" table:show-details="true"/>
                <table:data-pilot-member table:name="443" table:display="true" table:show-details="true"/>
                <table:data-pilot-member table:name="444" table:display="true" table:show-details="true"/>
                <table:data-pilot-member table:name="445" table:display="true" table:show-details="true"/>
                <table:data-pilot-member table:name="446" table:display="true" table:show-details="true"/>
                <table:data-pilot-member table:name="447" table:display="true" table:show-details="true"/>
                <table:data-pilot-member table:name="448" table:display="true" table:show-details="true"/>
                <table:data-pilot-member table:name="449" table:display="true" table:show-details="true"/>
                <table:data-pilot-member table:name="450" table:display="true" table:show-details="true"/>
                <table:data-pilot-member table:name="451" table:display="true" table:show-details="true"/>
                <table:data-pilot-member table:name="452" table:display="true" table:show-details="true"/>
                <table:data-pilot-member table:name="453" table:display="true" table:show-details="true"/>
                <table:data-pilot-member table:name="454" table:display="true" table:show-details="true"/>
                <table:data-pilot-member table:name="455" table:display="true" table:show-details="true"/>
                <table:data-pilot-member table:name="456" table:display="true" table:show-details="true"/>
                <table:data-pilot-member table:name="457" table:display="true" table:show-details="true"/>
                <table:data-pilot-member table:name="458" table:display="true" table:show-details="true"/>
                <table:data-pilot-member table:name="459" table:display="true" table:show-details="true"/>
                <table:data-pilot-member table:name="460" table:display="true" table:show-details="true"/>
                <table:data-pilot-member table:name="461" table:display="true" table:show-details="true"/>
                <table:data-pilot-member table:name="462" table:display="true" table:show-details="true"/>
                <table:data-pilot-member table:name="463" table:display="true" table:show-details="true"/>
                <table:data-pilot-member table:name="464" table:display="true" table:show-details="true"/>
                <table:data-pilot-member table:name="465" table:display="true" table:show-details="true"/>
                <table:data-pilot-member table:name="466" table:display="true" table:show-details="true"/>
                <table:data-pilot-member table:name="467" table:display="true" table:show-details="true"/>
                <table:data-pilot-member table:name="468" table:display="true" table:show-details="true"/>
                <table:data-pilot-member table:name="469" table:display="true" table:show-details="true"/>
                <table:data-pilot-member table:name="470" table:display="true" table:show-details="true"/>
                <table:data-pilot-member table:name="471" table:display="true" table:show-details="true"/>
                <table:data-pilot-member table:name="472" table:display="true" table:show-details="true"/>
                <table:data-pilot-member table:name="473" table:display="true" table:show-details="true"/>
                <table:data-pilot-member table:name="474" table:display="true" table:show-details="true"/>
                <table:data-pilot-member table:name="475" table:display="true" table:show-details="true"/>
                <table:data-pilot-member table:name="476" table:display="true" table:show-details="true"/>
                <table:data-pilot-member table:name="477" table:display="true" table:show-details="true"/>
                <table:data-pilot-member table:name="478" table:display="true" table:show-details="true"/>
                <table:data-pilot-member table:name="479" table:display="true" table:show-details="true"/>
                <table:data-pilot-member table:name="480" table:display="true" table:show-details="true"/>
                <table:data-pilot-member table:name="481" table:display="true" table:show-details="true"/>
                <table:data-pilot-member table:name="482" table:display="true" table:show-details="true"/>
                <table:data-pilot-member table:name="483" table:display="true" table:show-details="true"/>
                <table:data-pilot-member table:name="484" table:display="true" table:show-details="true"/>
                <table:data-pilot-member table:name="485" table:display="true" table:show-details="true"/>
                <table:data-pilot-member table:name="486" table:display="true" table:show-details="true"/>
                <table:data-pilot-member table:name="487" table:display="true" table:show-details="true"/>
                <table:data-pilot-member table:name="488" table:display="true" table:show-details="true"/>
                <table:data-pilot-member table:name="489" table:display="true" table:show-details="true"/>
                <table:data-pilot-member table:name="490" table:display="true" table:show-details="true"/>
                <table:data-pilot-member table:name="491" table:display="true" table:show-details="true"/>
                <table:data-pilot-member table:name="492" table:display="true" table:show-details="true"/>
                <table:data-pilot-member table:name="493" table:display="true" table:show-details="true"/>
                <table:data-pilot-member table:name="494" table:display="true" table:show-details="true"/>
                <table:data-pilot-member table:name="495" table:display="true" table:show-details="true"/>
                <table:data-pilot-member table:name="496" table:display="true" table:show-details="true"/>
                <table:data-pilot-member table:name="497" table:display="true" table:show-details="true"/>
                <table:data-pilot-member table:name="498" table:display="true" table:show-details="true"/>
                <table:data-pilot-member table:name="499" table:display="true" table:show-details="true"/>
                <table:data-pilot-member table:name="500" table:display="true" table:show-details="true"/>
                <table:data-pilot-member table:name="501" table:display="true" table:show-details="true"/>
                <table:data-pilot-member table:name="502" table:display="true" table:show-details="true"/>
                <table:data-pilot-member table:name="503" table:display="true" table:show-details="true"/>
                <table:data-pilot-member table:name="504" table:display="true" table:show-details="true"/>
                <table:data-pilot-member table:name="505" table:display="true" table:show-details="true"/>
                <table:data-pilot-member table:name="506" table:display="true" table:show-details="true"/>
                <table:data-pilot-member table:name="507" table:display="true" table:show-details="true"/>
                <table:data-pilot-member table:name="508" table:display="true" table:show-details="true"/>
                <table:data-pilot-member table:name="509" table:display="true" table:show-details="true"/>
                <table:data-pilot-member table:name="510" table:display="true" table:show-details="true"/>
                <table:data-pilot-member table:name="511" table:display="true" table:show-details="true"/>
                <table:data-pilot-member table:name="512" table:display="true" table:show-details="true"/>
                <table:data-pilot-member table:name="513" table:display="true" table:show-details="true"/>
                <table:data-pilot-member table:name="514" table:display="true" table:show-details="true"/>
                <table:data-pilot-member table:name="515" table:display="true" table:show-details="true"/>
                <table:data-pilot-member table:name="516" table:display="true" table:show-details="true"/>
                <table:data-pilot-member table:name="517" table:display="true" table:show-details="true"/>
                <table:data-pilot-member table:name="518" table:display="true" table:show-details="true"/>
                <table:data-pilot-member table:name="519" table:display="true" table:show-details="true"/>
                <table:data-pilot-member table:name="520" table:display="true" table:show-details="true"/>
                <table:data-pilot-member table:name="521" table:display="true" table:show-details="true"/>
                <table:data-pilot-member table:name="522" table:display="true" table:show-details="true"/>
                <table:data-pilot-member table:name="523" table:display="true" table:show-details="true"/>
                <table:data-pilot-member table:name="524" table:display="true" table:show-details="true"/>
                <table:data-pilot-member table:name="525" table:display="true" table:show-details="true"/>
                <table:data-pilot-member table:name="526" table:display="true" table:show-details="true"/>
                <table:data-pilot-member table:name="527" table:display="true" table:show-details="true"/>
                <table:data-pilot-member table:name="528" table:display="true" table:show-details="true"/>
                <table:data-pilot-member table:name="529" table:display="true" table:show-details="true"/>
                <table:data-pilot-member table:name="530" table:display="true" table:show-details="true"/>
                <table:data-pilot-member table:name="531" table:display="true" table:show-details="true"/>
                <table:data-pilot-member table:name="532" table:display="true" table:show-details="true"/>
                <table:data-pilot-member table:name="533" table:display="true" table:show-details="true"/>
                <table:data-pilot-member table:name="534" table:display="true" table:show-details="true"/>
                <table:data-pilot-member table:name="535" table:display="true" table:show-details="true"/>
                <table:data-pilot-member table:name="536" table:display="true" table:show-details="true"/>
                <table:data-pilot-member table:name="537" table:display="true" table:show-details="true"/>
                <table:data-pilot-member table:name="538" table:display="true" table:show-details="true"/>
                <table:data-pilot-member table:name="539" table:display="true" table:show-details="true"/>
                <table:data-pilot-member table:name="540" table:display="true" table:show-details="true"/>
                <table:data-pilot-member table:name="541" table:display="true" table:show-details="true"/>
                <table:data-pilot-member table:name="542" table:display="true" table:show-details="true"/>
                <table:data-pilot-member table:name="543" table:display="true" table:show-details="true"/>
                <table:data-pilot-member table:name="544" table:display="true" table:show-details="true"/>
                <table:data-pilot-member table:name="545" table:display="true" table:show-details="true"/>
                <table:data-pilot-member table:name="546" table:display="true" table:show-details="true"/>
                <table:data-pilot-member table:name="547" table:display="true" table:show-details="true"/>
                <table:data-pilot-member table:name="548" table:display="true" table:show-details="true"/>
                <table:data-pilot-member table:name="549" table:display="true" table:show-details="true"/>
                <table:data-pilot-member table:name="550" table:display="true" table:show-details="true"/>
                <table:data-pilot-member table:name="551" table:display="true" table:show-details="true"/>
                <table:data-pilot-member table:name="552" table:display="true" table:show-details="true"/>
                <table:data-pilot-member table:name="553" table:display="true" table:show-details="true"/>
                <table:data-pilot-member table:name="554" table:display="true" table:show-details="true"/>
                <table:data-pilot-member table:name="555" table:display="true" table:show-details="true"/>
                <table:data-pilot-member table:name="556" table:display="true" table:show-details="true"/>
                <table:data-pilot-member table:name="557" table:display="true" table:show-details="true"/>
                <table:data-pilot-member table:name="558" table:display="true" table:show-details="true"/>
                <table:data-pilot-member table:name="559" table:display="true" table:show-details="true"/>
                <table:data-pilot-member table:name="560" table:display="true" table:show-details="true"/>
                <table:data-pilot-member table:name="561" table:display="true" table:show-details="true"/>
                <table:data-pilot-member table:name="562" table:display="true" table:show-details="true"/>
                <table:data-pilot-member table:name="563" table:display="true" table:show-details="true"/>
                <table:data-pilot-member table:name="564" table:display="true" table:show-details="true"/>
                <table:data-pilot-member table:name="565" table:display="true" table:show-details="true"/>
                <table:data-pilot-member table:name="566" table:display="true" table:show-details="true"/>
                <table:data-pilot-member table:name="567" table:display="true" table:show-details="true"/>
                <table:data-pilot-member table:name="568" table:display="true" table:show-details="true"/>
                <table:data-pilot-member table:name="569" table:display="true" table:show-details="true"/>
                <table:data-pilot-member table:name="570" table:display="true" table:show-details="true"/>
                <table:data-pilot-member table:name="571" table:display="true" table:show-details="true"/>
                <table:data-pilot-member table:name="572" table:display="true" table:show-details="true"/>
                <table:data-pilot-member table:name="573" table:display="true" table:show-details="true"/>
                <table:data-pilot-member table:name="574" table:display="true" table:show-details="true"/>
                <table:data-pilot-member table:name="575" table:display="true" table:show-details="true"/>
                <table:data-pilot-member table:name="576" table:display="true" table:show-details="true"/>
                <table:data-pilot-member table:name="577" table:display="true" table:show-details="true"/>
                <table:data-pilot-member table:name="578" table:display="true" table:show-details="true"/>
                <table:data-pilot-member table:name="579" table:display="true" table:show-details="true"/>
                <table:data-pilot-member table:name="580" table:display="true" table:show-details="true"/>
                <table:data-pilot-member table:name="581" table:display="true" table:show-details="true"/>
                <table:data-pilot-member table:name="582" table:display="true" table:show-details="true"/>
                <table:data-pilot-member table:name="583" table:display="true" table:show-details="true"/>
                <table:data-pilot-member table:name="584" table:display="true" table:show-details="true"/>
                <table:data-pilot-member table:name="585" table:display="true" table:show-details="true"/>
                <table:data-pilot-member table:name="586" table:display="true" table:show-details="true"/>
                <table:data-pilot-member table:name="587" table:display="true" table:show-details="true"/>
                <table:data-pilot-member table:name="588" table:display="true" table:show-details="true"/>
                <table:data-pilot-member table:name="589" table:display="true" table:show-details="true"/>
                <table:data-pilot-member table:name="590" table:display="true" table:show-details="true"/>
                <table:data-pilot-member table:name="591" table:display="true" table:show-details="true"/>
                <table:data-pilot-member table:name="592" table:display="true" table:show-details="true"/>
                <table:data-pilot-member table:name="593" table:display="true" table:show-details="true"/>
                <table:data-pilot-member table:name="594" table:display="true" table:show-details="true"/>
                <table:data-pilot-member table:name="595" table:display="true" table:show-details="true"/>
                <table:data-pilot-member table:name="596" table:display="true" table:show-details="true"/>
                <table:data-pilot-member table:name="597" table:display="true" table:show-details="true"/>
                <table:data-pilot-member table:name="598" table:display="true" table:show-details="true"/>
                <table:data-pilot-member table:name="599" table:display="true" table:show-details="true"/>
                <table:data-pilot-member table:name="600" table:display="true" table:show-details="true"/>
                <table:data-pilot-member table:name="601" table:display="true" table:show-details="true"/>
                <table:data-pilot-member table:name="602" table:display="true" table:show-details="true"/>
                <table:data-pilot-member table:name="603" table:display="true" table:show-details="true"/>
                <table:data-pilot-member table:name="604" table:display="true" table:show-details="true"/>
                <table:data-pilot-member table:name="605" table:display="true" table:show-details="true"/>
                <table:data-pilot-member table:name="606" table:display="true" table:show-details="true"/>
                <table:data-pilot-member table:name="607" table:display="true" table:show-details="true"/>
                <table:data-pilot-member table:name="608" table:display="true" table:show-details="true"/>
                <table:data-pilot-member table:name="609" table:display="true" table:show-details="true"/>
                <table:data-pilot-member table:name="610" table:display="true" table:show-details="true"/>
                <table:data-pilot-member table:name="611" table:display="true" table:show-details="true"/>
                <table:data-pilot-member table:name="612" table:display="true" table:show-details="true"/>
                <table:data-pilot-member table:name="613" table:display="true" table:show-details="true"/>
                <table:data-pilot-member table:name="614" table:display="true" table:show-details="true"/>
                <table:data-pilot-member table:name="615" table:display="true" table:show-details="true"/>
                <table:data-pilot-member table:name="616" table:display="true" table:show-details="true"/>
                <table:data-pilot-member table:name="617" table:display="true" table:show-details="true"/>
                <table:data-pilot-member table:name="618" table:display="true" table:show-details="true"/>
                <table:data-pilot-member table:name="619" table:display="true" table:show-details="true"/>
                <table:data-pilot-member table:name="620" table:display="true" table:show-details="true"/>
                <table:data-pilot-member table:name="621" table:display="true" table:show-details="true"/>
                <table:data-pilot-member table:name="622" table:display="true" table:show-details="true"/>
                <table:data-pilot-member table:name="623" table:display="true" table:show-details="true"/>
                <table:data-pilot-member table:name="624" table:display="true" table:show-details="true"/>
                <table:data-pilot-member table:name="625" table:display="true" table:show-details="true"/>
                <table:data-pilot-member table:name="626" table:display="true" table:show-details="true"/>
                <table:data-pilot-member table:name="627" table:display="true" table:show-details="true"/>
                <table:data-pilot-member table:name="628" table:display="true" table:show-details="true"/>
                <table:data-pilot-member table:name="629" table:display="true" table:show-details="true"/>
                <table:data-pilot-member table:name="630" table:display="true" table:show-details="true"/>
                <table:data-pilot-member table:name="631" table:display="true" table:show-details="true"/>
                <table:data-pilot-member table:name="632" table:display="true" table:show-details="true"/>
                <table:data-pilot-member table:name="633" table:display="true" table:show-details="true"/>
                <table:data-pilot-member table:name="634" table:display="true" table:show-details="true"/>
                <table:data-pilot-member table:name="635" table:display="true" table:show-details="true"/>
                <table:data-pilot-member table:name="636" table:display="true" table:show-details="true"/>
                <table:data-pilot-member table:name="637" table:display="true" table:show-details="true"/>
                <table:data-pilot-member table:name="638" table:display="true" table:show-details="true"/>
                <table:data-pilot-member table:name="639" table:display="true" table:show-details="true"/>
                <table:data-pilot-member table:name="640" table:display="true" table:show-details="true"/>
                <table:data-pilot-member table:name="641" table:display="true" table:show-details="true"/>
                <table:data-pilot-member table:name="642" table:display="true" table:show-details="true"/>
                <table:data-pilot-member table:name="643" table:display="true" table:show-details="true"/>
                <table:data-pilot-member table:name="644" table:display="true" table:show-details="true"/>
                <table:data-pilot-member table:name="645" table:display="true" table:show-details="true"/>
                <table:data-pilot-member table:name="646" table:display="true" table:show-details="true"/>
                <table:data-pilot-member table:name="647" table:display="true" table:show-details="true"/>
                <table:data-pilot-member table:name="648" table:display="true" table:show-details="true"/>
                <table:data-pilot-member table:name="649" table:display="true" table:show-details="true"/>
                <table:data-pilot-member table:name="650" table:display="true" table:show-details="true"/>
                <table:data-pilot-member table:name="651" table:display="true" table:show-details="true"/>
                <table:data-pilot-member table:name="652" table:display="true" table:show-details="true"/>
                <table:data-pilot-member table:name="653" table:display="true" table:show-details="true"/>
                <table:data-pilot-member table:name="654" table:display="true" table:show-details="true"/>
                <table:data-pilot-member table:name="655" table:display="true" table:show-details="true"/>
                <table:data-pilot-member table:name="656" table:display="true" table:show-details="true"/>
                <table:data-pilot-member table:name="657" table:display="true" table:show-details="true"/>
                <table:data-pilot-member table:name="658" table:display="true" table:show-details="true"/>
                <table:data-pilot-member table:name="659" table:display="true" table:show-details="true"/>
                <table:data-pilot-member table:name="660" table:display="true" table:show-details="true"/>
                <table:data-pilot-member table:name="661" table:display="true" table:show-details="true"/>
                <table:data-pilot-member table:name="662" table:display="true" table:show-details="true"/>
                <table:data-pilot-member table:name="663" table:display="true" table:show-details="true"/>
                <table:data-pilot-member table:name="664" table:display="true" table:show-details="true"/>
                <table:data-pilot-member table:name="665" table:display="true" table:show-details="true"/>
                <table:data-pilot-member table:name="666" table:display="true" table:show-details="true"/>
                <table:data-pilot-member table:name="667" table:display="true" table:show-details="true"/>
                <table:data-pilot-member table:name="668" table:display="true" table:show-details="true"/>
                <table:data-pilot-member table:name="669" table:display="true" table:show-details="true"/>
                <table:data-pilot-member table:name="670" table:display="true" table:show-details="true"/>
                <table:data-pilot-member table:name="671" table:display="true" table:show-details="true"/>
                <table:data-pilot-member table:name="672" table:display="true" table:show-details="true"/>
                <table:data-pilot-member table:name="673" table:display="true" table:show-details="true"/>
                <table:data-pilot-member table:name="674" table:display="true" table:show-details="true"/>
                <table:data-pilot-member table:name="675" table:display="true" table:show-details="true"/>
                <table:data-pilot-member table:name="676" table:display="true" table:show-details="true"/>
                <table:data-pilot-member table:name="677" table:display="true" table:show-details="true"/>
                <table:data-pilot-member table:name="678" table:display="true" table:show-details="true"/>
                <table:data-pilot-member table:name="679" table:display="true" table:show-details="true"/>
                <table:data-pilot-member table:name="680" table:display="true" table:show-details="true"/>
                <table:data-pilot-member table:name="681" table:display="true" table:show-details="true"/>
                <table:data-pilot-member table:name="682" table:display="true" table:show-details="true"/>
                <table:data-pilot-member table:name="683" table:display="true" table:show-details="true"/>
                <table:data-pilot-member table:name="684" table:display="true" table:show-details="true"/>
                <table:data-pilot-member table:name="685" table:display="true" table:show-details="true"/>
                <table:data-pilot-member table:name="686" table:display="true" table:show-details="true"/>
                <table:data-pilot-member table:name="687" table:display="true" table:show-details="true"/>
                <table:data-pilot-member table:name="688" table:display="true" table:show-details="true"/>
                <table:data-pilot-member table:name="689" table:display="true" table:show-details="true"/>
                <table:data-pilot-member table:name="690" table:display="true" table:show-details="true"/>
                <table:data-pilot-member table:name="691" table:display="true" table:show-details="true"/>
                <table:data-pilot-member table:name="692" table:display="true" table:show-details="true"/>
                <table:data-pilot-member table:name="693" table:display="true" table:show-details="true"/>
                <table:data-pilot-member table:name="694" table:display="true" table:show-details="true"/>
                <table:data-pilot-member table:name="695" table:display="true" table:show-details="true"/>
                <table:data-pilot-member table:name="696" table:display="true" table:show-details="true"/>
                <table:data-pilot-member table:name="697" table:display="true" table:show-details="true"/>
                <table:data-pilot-member table:name="698" table:display="true" table:show-details="true"/>
                <table:data-pilot-member table:name="699" table:display="true" table:show-details="true"/>
                <table:data-pilot-member table:name="700" table:display="true" table:show-details="true"/>
                <table:data-pilot-member table:name="701" table:display="true" table:show-details="true"/>
                <table:data-pilot-member table:name="702" table:display="true" table:show-details="true"/>
                <table:data-pilot-member table:name="703" table:display="true" table:show-details="true"/>
                <table:data-pilot-member table:name="704" table:display="true" table:show-details="true"/>
                <table:data-pilot-member table:name="705" table:display="true" table:show-details="true"/>
                <table:data-pilot-member table:name="706" table:display="true" table:show-details="true"/>
                <table:data-pilot-member table:name="707" table:display="true" table:show-details="true"/>
                <table:data-pilot-member table:name="708" table:display="true" table:show-details="true"/>
                <table:data-pilot-member table:name="709" table:display="true" table:show-details="true"/>
                <table:data-pilot-member table:name="710" table:display="true" table:show-details="true"/>
                <table:data-pilot-member table:name="711" table:display="true" table:show-details="true"/>
                <table:data-pilot-member table:name="712" table:display="true" table:show-details="true"/>
                <table:data-pilot-member table:name="713" table:display="true" table:show-details="true"/>
                <table:data-pilot-member table:name="714" table:display="true" table:show-details="true"/>
                <table:data-pilot-member table:name="715" table:display="true" table:show-details="true"/>
                <table:data-pilot-member table:name="716" table:display="true" table:show-details="true"/>
                <table:data-pilot-member table:name="717" table:display="true" table:show-details="true"/>
                <table:data-pilot-member table:name="718" table:display="true" table:show-details="true"/>
                <table:data-pilot-member table:name="719" table:display="true" table:show-details="true"/>
                <table:data-pilot-member table:name="720" table:display="true" table:show-details="true"/>
                <table:data-pilot-member table:name="721" table:display="true" table:show-details="true"/>
                <table:data-pilot-member table:name="722" table:display="true" table:show-details="true"/>
                <table:data-pilot-member table:name="723" table:display="true" table:show-details="true"/>
                <table:data-pilot-member table:name="724" table:display="true" table:show-details="true"/>
                <table:data-pilot-member table:name="725" table:display="true" table:show-details="true"/>
                <table:data-pilot-member table:name="726" table:display="true" table:show-details="true"/>
                <table:data-pilot-member table:name="727" table:display="true" table:show-details="true"/>
                <table:data-pilot-member table:name="728" table:display="true" table:show-details="true"/>
                <table:data-pilot-member table:name="729" table:display="true" table:show-details="true"/>
                <table:data-pilot-member table:name="730" table:display="true" table:show-details="true"/>
                <table:data-pilot-member table:name="731" table:display="true" table:show-details="true"/>
                <table:data-pilot-member table:name="732" table:display="true" table:show-details="true"/>
                <table:data-pilot-member table:name="733" table:display="true" table:show-details="true"/>
                <table:data-pilot-member table:name="734" table:display="true" table:show-details="true"/>
                <table:data-pilot-member table:name="735" table:display="true" table:show-details="true"/>
                <table:data-pilot-member table:name="736" table:display="true" table:show-details="true"/>
                <table:data-pilot-member table:name="737" table:display="true" table:show-details="true"/>
                <table:data-pilot-member table:name="738" table:display="true" table:show-details="true"/>
                <table:data-pilot-member table:name="739" table:display="true" table:show-details="true"/>
                <table:data-pilot-member table:name="740" table:display="true" table:show-details="true"/>
                <table:data-pilot-member table:name="741" table:display="true" table:show-details="true"/>
                <table:data-pilot-member table:name="742" table:display="true" table:show-details="true"/>
                <table:data-pilot-member table:name="743" table:display="true" table:show-details="true"/>
                <table:data-pilot-member table:name="744" table:display="true" table:show-details="true"/>
                <table:data-pilot-member table:name="745" table:display="true" table:show-details="true"/>
                <table:data-pilot-member table:name="746" table:display="true" table:show-details="true"/>
                <table:data-pilot-member table:name="747" table:display="true" table:show-details="true"/>
                <table:data-pilot-member table:name="748" table:display="true" table:show-details="true"/>
                <table:data-pilot-member table:name="749" table:display="true" table:show-details="true"/>
                <table:data-pilot-member table:name="750" table:display="true" table:show-details="true"/>
                <table:data-pilot-member table:name="751" table:display="true" table:show-details="true"/>
                <table:data-pilot-member table:name="752" table:display="true" table:show-details="true"/>
                <table:data-pilot-member table:name="753" table:display="true" table:show-details="true"/>
                <table:data-pilot-member table:name="754" table:display="true" table:show-details="true"/>
                <table:data-pilot-member table:name="755" table:display="true" table:show-details="true"/>
                <table:data-pilot-member table:name="756" table:display="true" table:show-details="true"/>
                <table:data-pilot-member table:name="757" table:display="true" table:show-details="true"/>
                <table:data-pilot-member table:name="758" table:display="true" table:show-details="true"/>
                <table:data-pilot-member table:name="759" table:display="true" table:show-details="true"/>
                <table:data-pilot-member table:name="760" table:display="true" table:show-details="true"/>
                <table:data-pilot-member table:name="761" table:display="true" table:show-details="true"/>
                <table:data-pilot-member table:name="762" table:display="true" table:show-details="true"/>
                <table:data-pilot-member table:name="763" table:display="true" table:show-details="true"/>
                <table:data-pilot-member table:name="764" table:display="true" table:show-details="true"/>
                <table:data-pilot-member table:name="765" table:display="true" table:show-details="true"/>
                <table:data-pilot-member table:name="766" table:display="true" table:show-details="true"/>
                <table:data-pilot-member table:name="767" table:display="true" table:show-details="true"/>
                <table:data-pilot-member table:name="768" table:display="true" table:show-details="true"/>
                <table:data-pilot-member table:name="769" table:display="true" table:show-details="true"/>
                <table:data-pilot-member table:name="770" table:display="true" table:show-details="true"/>
                <table:data-pilot-member table:name="771" table:display="true" table:show-details="true"/>
                <table:data-pilot-member table:name="772" table:display="true" table:show-details="true"/>
                <table:data-pilot-member table:name="773" table:display="true" table:show-details="true"/>
                <table:data-pilot-member table:name="774" table:display="true" table:show-details="true"/>
                <table:data-pilot-member table:name="775" table:display="true" table:show-details="true"/>
                <table:data-pilot-member table:name="776" table:display="true" table:show-details="true"/>
                <table:data-pilot-member table:name="777" table:display="true" table:show-details="true"/>
                <table:data-pilot-member table:name="778" table:display="true" table:show-details="true"/>
                <table:data-pilot-member table:name="779" table:display="true" table:show-details="true"/>
                <table:data-pilot-member table:name="780" table:display="true" table:show-details="true"/>
                <table:data-pilot-member table:name="781" table:display="true" table:show-details="true"/>
                <table:data-pilot-member table:name="782" table:display="true" table:show-details="true"/>
                <table:data-pilot-member table:name="783" table:display="true" table:show-details="true"/>
                <table:data-pilot-member table:name="784" table:display="true" table:show-details="true"/>
                <table:data-pilot-member table:name="785" table:display="true" table:show-details="true"/>
                <table:data-pilot-member table:name="786" table:display="true" table:show-details="true"/>
                <table:data-pilot-member table:name="787" table:display="true" table:show-details="true"/>
                <table:data-pilot-member table:name="788" table:display="true" table:show-details="true"/>
                <table:data-pilot-member table:name="789" table:display="true" table:show-details="true"/>
                <table:data-pilot-member table:name="790" table:display="true" table:show-details="true"/>
                <table:data-pilot-member table:name="791" table:display="true" table:show-details="true"/>
                <table:data-pilot-member table:name="792" table:display="true" table:show-details="true"/>
                <table:data-pilot-member table:name="793" table:display="true" table:show-details="true"/>
                <table:data-pilot-member table:name="794" table:display="true" table:show-details="true"/>
                <table:data-pilot-member table:name="795" table:display="true" table:show-details="true"/>
                <table:data-pilot-member table:name="796" table:display="true" table:show-details="true"/>
                <table:data-pilot-member table:name="797" table:display="true" table:show-details="true"/>
                <table:data-pilot-member table:name="798" table:display="true" table:show-details="true"/>
                <table:data-pilot-member table:name="799" table:display="true" table:show-details="true"/>
                <table:data-pilot-member table:name="800" table:display="true" table:show-details="true"/>
                <table:data-pilot-member table:name="801" table:display="true" table:show-details="true"/>
                <table:data-pilot-member table:name="802" table:display="true" table:show-details="true"/>
                <table:data-pilot-member table:name="803" table:display="true" table:show-details="true"/>
                <table:data-pilot-member table:name="804" table:display="true" table:show-details="true"/>
                <table:data-pilot-member table:name="805" table:display="true" table:show-details="true"/>
                <table:data-pilot-member table:name="806" table:display="true" table:show-details="true"/>
                <table:data-pilot-member table:name="807" table:display="true" table:show-details="true"/>
                <table:data-pilot-member table:name="808" table:display="true" table:show-details="true"/>
                <table:data-pilot-member table:name="809" table:display="true" table:show-details="true"/>
                <table:data-pilot-member table:name="810" table:display="true" table:show-details="true"/>
                <table:data-pilot-member table:name="811" table:display="true" table:show-details="true"/>
                <table:data-pilot-member table:name="812" table:display="true" table:show-details="true"/>
                <table:data-pilot-member table:name="813" table:display="true" table:show-details="true"/>
                <table:data-pilot-member table:name="814" table:display="true" table:show-details="true"/>
                <table:data-pilot-member table:name="815" table:display="true" table:show-details="true"/>
                <table:data-pilot-member table:name="816" table:display="true" table:show-details="true"/>
                <table:data-pilot-member table:name="817" table:display="true" table:show-details="true"/>
                <table:data-pilot-member table:name="818" table:display="true" table:show-details="true"/>
                <table:data-pilot-member table:name="819" table:display="true" table:show-details="true"/>
                <table:data-pilot-member table:name="820" table:display="true" table:show-details="true"/>
                <table:data-pilot-member table:name="821" table:display="true" table:show-details="true"/>
                <table:data-pilot-member table:name="822" table:display="true" table:show-details="true"/>
                <table:data-pilot-member table:name="823" table:display="true" table:show-details="true"/>
                <table:data-pilot-member table:name="824" table:display="true" table:show-details="true"/>
                <table:data-pilot-member table:name="825" table:display="true" table:show-details="true"/>
                <table:data-pilot-member table:name="826" table:display="true" table:show-details="true"/>
                <table:data-pilot-member table:name="827" table:display="true" table:show-details="true"/>
                <table:data-pilot-member table:name="828" table:display="true" table:show-details="true"/>
                <table:data-pilot-member table:name="829" table:display="true" table:show-details="true"/>
                <table:data-pilot-member table:name="830" table:display="true" table:show-details="true"/>
                <table:data-pilot-member table:name="831" table:display="true" table:show-details="true"/>
                <table:data-pilot-member table:name="832" table:display="true" table:show-details="true"/>
                <table:data-pilot-member table:name="833" table:display="true" table:show-details="true"/>
                <table:data-pilot-member table:name="834" table:display="true" table:show-details="true"/>
                <table:data-pilot-member table:name="835" table:display="true" table:show-details="true"/>
                <table:data-pilot-member table:name="836" table:display="true" table:show-details="true"/>
                <table:data-pilot-member table:name="837" table:display="true" table:show-details="true"/>
                <table:data-pilot-member table:name="838" table:display="true" table:show-details="true"/>
                <table:data-pilot-member table:name="839" table:display="true" table:show-details="true"/>
                <table:data-pilot-member table:name="840" table:display="true" table:show-details="true"/>
                <table:data-pilot-member table:name="841" table:display="true" table:show-details="true"/>
                <table:data-pilot-member table:name="842" table:display="true" table:show-details="true"/>
                <table:data-pilot-member table:name="843" table:display="true" table:show-details="true"/>
                <table:data-pilot-member table:name="844" table:display="true" table:show-details="true"/>
                <table:data-pilot-member table:name="845" table:display="true" table:show-details="true"/>
                <table:data-pilot-member table:name="846" table:display="true" table:show-details="true"/>
                <table:data-pilot-member table:name="847" table:display="true" table:show-details="true"/>
                <table:data-pilot-member table:name="848" table:display="true" table:show-details="true"/>
                <table:data-pilot-member table:name="849" table:display="true" table:show-details="true"/>
                <table:data-pilot-member table:name="850" table:display="true" table:show-details="true"/>
                <table:data-pilot-member table:name="851" table:display="true" table:show-details="true"/>
                <table:data-pilot-member table:name="852" table:display="true" table:show-details="true"/>
                <table:data-pilot-member table:name="853" table:display="true" table:show-details="true"/>
                <table:data-pilot-member table:name="854" table:display="true" table:show-details="true"/>
                <table:data-pilot-member table:name="855" table:display="true" table:show-details="true"/>
                <table:data-pilot-member table:name="856" table:display="true" table:show-details="true"/>
                <table:data-pilot-member table:name="857" table:display="true" table:show-details="true"/>
                <table:data-pilot-member table:name="858" table:display="true" table:show-details="true"/>
                <table:data-pilot-member table:name="859" table:display="true" table:show-details="true"/>
                <table:data-pilot-member table:name="860" table:display="true" table:show-details="true"/>
                <table:data-pilot-member table:name="861" table:display="true" table:show-details="true"/>
                <table:data-pilot-member table:name="862" table:display="true" table:show-details="true"/>
                <table:data-pilot-member table:name="863" table:display="true" table:show-details="true"/>
                <table:data-pilot-member table:name="864" table:display="true" table:show-details="true"/>
                <table:data-pilot-member table:name="865" table:display="true" table:show-details="true"/>
                <table:data-pilot-member table:name="866" table:display="true" table:show-details="true"/>
                <table:data-pilot-member table:name="867" table:display="true" table:show-details="true"/>
                <table:data-pilot-member table:name="868" table:display="true" table:show-details="true"/>
                <table:data-pilot-member table:name="869" table:display="true" table:show-details="true"/>
                <table:data-pilot-member table:name="870" table:display="true" table:show-details="true"/>
                <table:data-pilot-member table:name="871" table:display="true" table:show-details="true"/>
                <table:data-pilot-member table:name="872" table:display="true" table:show-details="true"/>
                <table:data-pilot-member table:name="873" table:display="true" table:show-details="true"/>
                <table:data-pilot-member table:name="874" table:display="true" table:show-details="true"/>
                <table:data-pilot-member table:name="875" table:display="true" table:show-details="true"/>
                <table:data-pilot-member table:name="876" table:display="true" table:show-details="true"/>
                <table:data-pilot-member table:name="877" table:display="true" table:show-details="true"/>
                <table:data-pilot-member table:name="878" table:display="true" table:show-details="true"/>
                <table:data-pilot-member table:name="879" table:display="true" table:show-details="true"/>
                <table:data-pilot-member table:name="880" table:display="true" table:show-details="true"/>
                <table:data-pilot-member table:name="881" table:display="true" table:show-details="true"/>
                <table:data-pilot-member table:name="882" table:display="true" table:show-details="true"/>
                <table:data-pilot-member table:name="883" table:display="true" table:show-details="true"/>
                <table:data-pilot-member table:name="884" table:display="true" table:show-details="true"/>
                <table:data-pilot-member table:name="885" table:display="true" table:show-details="true"/>
                <table:data-pilot-member table:name="886" table:display="true" table:show-details="true"/>
                <table:data-pilot-member table:name="887" table:display="true" table:show-details="true"/>
                <table:data-pilot-member table:name="888" table:display="true" table:show-details="true"/>
                <table:data-pilot-member table:name="889" table:display="true" table:show-details="true"/>
                <table:data-pilot-member table:name="890" table:display="true" table:show-details="true"/>
                <table:data-pilot-member table:name="891" table:display="true" table:show-details="true"/>
                <table:data-pilot-member table:name="892" table:display="true" table:show-details="true"/>
                <table:data-pilot-member table:name="893" table:display="true" table:show-details="true"/>
                <table:data-pilot-member table:name="894" table:display="true" table:show-details="true"/>
                <table:data-pilot-member table:name="895" table:display="true" table:show-details="true"/>
                <table:data-pilot-member table:name="896" table:display="true" table:show-details="true"/>
                <table:data-pilot-member table:name="897" table:display="true" table:show-details="true"/>
                <table:data-pilot-member table:name="898" table:display="true" table:show-details="true"/>
                <table:data-pilot-member table:name="899" table:display="true" table:show-details="true"/>
                <table:data-pilot-member table:name="900" table:display="true" table:show-details="true"/>
                <table:data-pilot-member table:name="901" table:display="true" table:show-details="true"/>
                <table:data-pilot-member table:name="902" table:display="true" table:show-details="true"/>
                <table:data-pilot-member table:name="903" table:display="true" table:show-details="true"/>
                <table:data-pilot-member table:name="904" table:display="true" table:show-details="true"/>
                <table:data-pilot-member table:name="905" table:display="true" table:show-details="true"/>
                <table:data-pilot-member table:name="906" table:display="true" table:show-details="true"/>
                <table:data-pilot-member table:name="907" table:display="true" table:show-details="true"/>
                <table:data-pilot-member table:name="908" table:display="true" table:show-details="true"/>
                <table:data-pilot-member table:name="909" table:display="true" table:show-details="true"/>
                <table:data-pilot-member table:name="910" table:display="true" table:show-details="true"/>
                <table:data-pilot-member table:name="911" table:display="true" table:show-details="true"/>
                <table:data-pilot-member table:name="912" table:display="true" table:show-details="true"/>
                <table:data-pilot-member table:name="913" table:display="true" table:show-details="true"/>
                <table:data-pilot-member table:name="914" table:display="true" table:show-details="true"/>
                <table:data-pilot-member table:name="915" table:display="true" table:show-details="true"/>
                <table:data-pilot-member table:name="916" table:display="true" table:show-details="true"/>
                <table:data-pilot-member table:name="917" table:display="true" table:show-details="true"/>
                <table:data-pilot-member table:name="918" table:display="true" table:show-details="true"/>
                <table:data-pilot-member table:name="919" table:display="true" table:show-details="true"/>
                <table:data-pilot-member table:name="920" table:display="true" table:show-details="true"/>
                <table:data-pilot-member table:name="921" table:display="true" table:show-details="true"/>
                <table:data-pilot-member table:name="922" table:display="true" table:show-details="true"/>
                <table:data-pilot-member table:name="923" table:display="true" table:show-details="true"/>
                <table:data-pilot-member table:name="924" table:display="true" table:show-details="true"/>
                <table:data-pilot-member table:name="925" table:display="true" table:show-details="true"/>
                <table:data-pilot-member table:name="926" table:display="true" table:show-details="true"/>
                <table:data-pilot-member table:name="927" table:display="true" table:show-details="true"/>
                <table:data-pilot-member table:name="928" table:display="true" table:show-details="true"/>
                <table:data-pilot-member table:name="929" table:display="true" table:show-details="true"/>
                <table:data-pilot-member table:name="930" table:display="true" table:show-details="true"/>
                <table:data-pilot-member table:name="931" table:display="true" table:show-details="true"/>
                <table:data-pilot-member table:name="932" table:display="true" table:show-details="true"/>
                <table:data-pilot-member table:name="933" table:display="true" table:show-details="true"/>
                <table:data-pilot-member table:name="934" table:display="true" table:show-details="true"/>
                <table:data-pilot-member table:name="935" table:display="true" table:show-details="true"/>
                <table:data-pilot-member table:name="936" table:display="true" table:show-details="true"/>
                <table:data-pilot-member table:name="937" table:display="true" table:show-details="true"/>
                <table:data-pilot-member table:name="938" table:display="true" table:show-details="true"/>
                <table:data-pilot-member table:name="939" table:display="true" table:show-details="true"/>
                <table:data-pilot-member table:name="940" table:display="true" table:show-details="true"/>
                <table:data-pilot-member table:name="941" table:display="true" table:show-details="true"/>
                <table:data-pilot-member table:name="942" table:display="true" table:show-details="true"/>
                <table:data-pilot-member table:name="943" table:display="true" table:show-details="true"/>
                <table:data-pilot-member table:name="944" table:display="true" table:show-details="true"/>
                <table:data-pilot-member table:name="945" table:display="true" table:show-details="true"/>
                <table:data-pilot-member table:name="946" table:display="true" table:show-details="true"/>
                <table:data-pilot-member table:name="947" table:display="true" table:show-details="true"/>
                <table:data-pilot-member table:name="948" table:display="true" table:show-details="true"/>
                <table:data-pilot-member table:name="949" table:display="true" table:show-details="true"/>
                <table:data-pilot-member table:name="950" table:display="true" table:show-details="true"/>
                <table:data-pilot-member table:name="951" table:display="true" table:show-details="true"/>
                <table:data-pilot-member table:name="952" table:display="true" table:show-details="true"/>
                <table:data-pilot-member table:name="953" table:display="true" table:show-details="true"/>
                <table:data-pilot-member table:name="954" table:display="true" table:show-details="true"/>
                <table:data-pilot-member table:name="955" table:display="true" table:show-details="true"/>
                <table:data-pilot-member table:name="956" table:display="true" table:show-details="true"/>
                <table:data-pilot-member table:name="957" table:display="true" table:show-details="true"/>
                <table:data-pilot-member table:name="958" table:display="true" table:show-details="true"/>
                <table:data-pilot-member table:name="959" table:display="true" table:show-details="true"/>
                <table:data-pilot-member table:name="960" table:display="true" table:show-details="true"/>
                <table:data-pilot-member table:name="961" table:display="true" table:show-details="true"/>
                <table:data-pilot-member table:name="962" table:display="true" table:show-details="true"/>
                <table:data-pilot-member table:name="963" table:display="true" table:show-details="true"/>
                <table:data-pilot-member table:name="964" table:display="true" table:show-details="true"/>
                <table:data-pilot-member table:name="965" table:display="true" table:show-details="true"/>
                <table:data-pilot-member table:name="966" table:display="true" table:show-details="true"/>
                <table:data-pilot-member table:name="967" table:display="true" table:show-details="true"/>
                <table:data-pilot-member table:name="968" table:display="true" table:show-details="true"/>
                <table:data-pilot-member table:name="969" table:display="true" table:show-details="true"/>
                <table:data-pilot-member table:name="970" table:display="true" table:show-details="true"/>
                <table:data-pilot-member table:name="971" table:display="true" table:show-details="true"/>
                <table:data-pilot-member table:name="972" table:display="true" table:show-details="true"/>
                <table:data-pilot-member table:name="973" table:display="true" table:show-details="true"/>
                <table:data-pilot-member table:name="974" table:display="true" table:show-details="true"/>
                <table:data-pilot-member table:name="975" table:display="true" table:show-details="true"/>
                <table:data-pilot-member table:name="976" table:display="true" table:show-details="true"/>
                <table:data-pilot-member table:name="977" table:display="true" table:show-details="true"/>
                <table:data-pilot-member table:name="978" table:display="true" table:show-details="true"/>
                <table:data-pilot-member table:name="979" table:display="true" table:show-details="true"/>
                <table:data-pilot-member table:name="980" table:display="true" table:show-details="true"/>
                <table:data-pilot-member table:name="981" table:display="true" table:show-details="true"/>
                <table:data-pilot-member table:name="982" table:display="true" table:show-details="true"/>
                <table:data-pilot-member table:name="983" table:display="true" table:show-details="true"/>
                <table:data-pilot-member table:name="984" table:display="true" table:show-details="true"/>
                <table:data-pilot-member table:name="985" table:display="true" table:show-details="true"/>
                <table:data-pilot-member table:name="986" table:display="true" table:show-details="true"/>
                <table:data-pilot-member table:name="987" table:display="true" table:show-details="true"/>
                <table:data-pilot-member table:name="988" table:display="true" table:show-details="true"/>
                <table:data-pilot-member table:name="989" table:display="true" table:show-details="true"/>
                <table:data-pilot-member table:name="990" table:display="true" table:show-details="true"/>
                <table:data-pilot-member table:name="991" table:display="true" table:show-details="true"/>
                <table:data-pilot-member table:name="992" table:display="true" table:show-details="true"/>
                <table:data-pilot-member table:name="993" table:display="true" table:show-details="true"/>
                <table:data-pilot-member table:name="994" table:display="true" table:show-details="true"/>
                <table:data-pilot-member table:name="995" table:display="true" table:show-details="true"/>
                <table:data-pilot-member table:name="996" table:display="true" table:show-details="true"/>
                <table:data-pilot-member table:name="997" table:display="true" table:show-details="true"/>
                <table:data-pilot-member table:name="998" table:display="true" table:show-details="true"/>
                <table:data-pilot-member table:name="999" table:display="true" table:show-details="true"/>
                <table:data-pilot-member table:name="1000" table:display="true" table:show-details="true"/>
                <table:data-pilot-member table:name="1001" table:display="true" table:show-details="true"/>
                <table:data-pilot-member table:name="1002" table:display="true" table:show-details="true"/>
                <table:data-pilot-member table:name="1003" table:display="true" table:show-details="true"/>
                <table:data-pilot-member table:name="1004" table:display="true" table:show-details="true"/>
                <table:data-pilot-member table:name="1005" table:display="true" table:show-details="true"/>
                <table:data-pilot-member table:name="1006" table:display="true" table:show-details="true"/>
                <table:data-pilot-member table:name="1007" table:display="true" table:show-details="true"/>
                <table:data-pilot-member table:name="1008" table:display="true" table:show-details="true"/>
                <table:data-pilot-member table:name="1009" table:display="true" table:show-details="true"/>
                <table:data-pilot-member table:name="1010" table:display="true" table:show-details="true"/>
                <table:data-pilot-member table:name="1011" table:display="true" table:show-details="true"/>
                <table:data-pilot-member table:name="1012" table:display="true" table:show-details="true"/>
                <table:data-pilot-member table:name="1013" table:display="true" table:show-details="true"/>
                <table:data-pilot-member table:name="1014" table:display="true" table:show-details="true"/>
                <table:data-pilot-member table:name="1015" table:display="true" table:show-details="true"/>
                <table:data-pilot-member table:name="1016" table:display="true" table:show-details="true"/>
                <table:data-pilot-member table:name="1017" table:display="true" table:show-details="true"/>
                <table:data-pilot-member table:name="1018" table:display="true" table:show-details="true"/>
                <table:data-pilot-member table:name="1019" table:display="true" table:show-details="true"/>
                <table:data-pilot-member table:name="1020" table:display="true" table:show-details="true"/>
                <table:data-pilot-member table:name="1021" table:display="true" table:show-details="true"/>
                <table:data-pilot-member table:name="1022" table:display="true" table:show-details="true"/>
                <table:data-pilot-member table:name="1023" table:display="true" table:show-details="true"/>
                <table:data-pilot-member table:name="1024" table:display="true" table:show-details="true"/>
                <table:data-pilot-member table:name="1025" table:display="true" table:show-details="true"/>
                <table:data-pilot-member table:name="1026" table:display="true" table:show-details="true"/>
                <table:data-pilot-member table:name="1027" table:display="true" table:show-details="true"/>
                <table:data-pilot-member table:name="1028" table:display="true" table:show-details="true"/>
                <table:data-pilot-member table:name="1029" table:display="true" table:show-details="true"/>
                <table:data-pilot-member table:name="1030" table:display="true" table:show-details="true"/>
                <table:data-pilot-member table:name="1031" table:display="true" table:show-details="true"/>
                <table:data-pilot-member table:name="1032" table:display="true" table:show-details="true"/>
                <table:data-pilot-member table:name="1033" table:display="true" table:show-details="true"/>
                <table:data-pilot-member table:name="1034" table:display="true" table:show-details="true"/>
                <table:data-pilot-member table:name="1035" table:display="true" table:show-details="true"/>
                <table:data-pilot-member table:name="1036" table:display="true" table:show-details="true"/>
                <table:data-pilot-member table:name="1037" table:display="true" table:show-details="true"/>
                <table:data-pilot-member table:name="1038" table:display="true" table:show-details="true"/>
                <table:data-pilot-member table:name="1039" table:display="true" table:show-details="true"/>
                <table:data-pilot-member table:name="1040" table:display="true" table:show-details="true"/>
                <table:data-pilot-member table:name="1041" table:display="true" table:show-details="true"/>
                <table:data-pilot-member table:name="1042" table:display="true" table:show-details="true"/>
                <table:data-pilot-member table:name="1043" table:display="true" table:show-details="true"/>
                <table:data-pilot-member table:name="1044" table:display="true" table:show-details="true"/>
                <table:data-pilot-member table:name="1045" table:display="true" table:show-details="true"/>
                <table:data-pilot-member table:name="1046" table:display="true" table:show-details="true"/>
                <table:data-pilot-member table:name="1047" table:display="true" table:show-details="true"/>
                <table:data-pilot-member table:name="1048" table:display="true" table:show-details="true"/>
                <table:data-pilot-member table:name="1049" table:display="true" table:show-details="true"/>
                <table:data-pilot-member table:name="1050" table:display="true" table:show-details="true"/>
                <table:data-pilot-member table:name="1051" table:display="true" table:show-details="true"/>
                <table:data-pilot-member table:name="1052" table:display="true" table:show-details="true"/>
                <table:data-pilot-member table:name="1053" table:display="true" table:show-details="true"/>
                <table:data-pilot-member table:name="1054" table:display="true" table:show-details="true"/>
                <table:data-pilot-member table:name="1055" table:display="true" table:show-details="true"/>
                <table:data-pilot-member table:name="1056" table:display="true" table:show-details="true"/>
                <table:data-pilot-member table:name="1057" table:display="true" table:show-details="true"/>
                <table:data-pilot-member table:name="1058" table:display="true" table:show-details="true"/>
                <table:data-pilot-member table:name="1059" table:display="true" table:show-details="true"/>
                <table:data-pilot-member table:name="1060" table:display="true" table:show-details="true"/>
                <table:data-pilot-member table:name="1061" table:display="true" table:show-details="true"/>
                <table:data-pilot-member table:name="1062" table:display="true" table:show-details="true"/>
                <table:data-pilot-member table:name="1063" table:display="true" table:show-details="true"/>
                <table:data-pilot-member table:name="1064" table:display="true" table:show-details="true"/>
                <table:data-pilot-member table:name="1065" table:display="true" table:show-details="true"/>
                <table:data-pilot-member table:name="1066" table:display="true" table:show-details="true"/>
                <table:data-pilot-member table:name="1067" table:display="true" table:show-details="true"/>
                <table:data-pilot-member table:name="1068" table:display="true" table:show-details="true"/>
                <table:data-pilot-member table:name="1069" table:display="true" table:show-details="true"/>
                <table:data-pilot-member table:name="1070" table:display="true" table:show-details="true"/>
                <table:data-pilot-member table:name="1071" table:display="true" table:show-details="true"/>
                <table:data-pilot-member table:name="1072" table:display="true" table:show-details="true"/>
                <table:data-pilot-member table:name="1073" table:display="true" table:show-details="true"/>
                <table:data-pilot-member table:name="1074" table:display="true" table:show-details="true"/>
                <table:data-pilot-member table:name="1075" table:display="true" table:show-details="true"/>
                <table:data-pilot-member table:name="1076" table:display="true" table:show-details="true"/>
                <table:data-pilot-member table:name="1077" table:display="true" table:show-details="true"/>
                <table:data-pilot-member table:name="1078" table:display="true" table:show-details="true"/>
                <table:data-pilot-member table:name="1079" table:display="true" table:show-details="true"/>
                <table:data-pilot-member table:name="1080" table:display="true" table:show-details="true"/>
                <table:data-pilot-member table:name="1081" table:display="true" table:show-details="true"/>
                <table:data-pilot-member table:name="1082" table:display="true" table:show-details="true"/>
                <table:data-pilot-member table:name="1083" table:display="true" table:show-details="true"/>
                <table:data-pilot-member table:name="1084" table:display="true" table:show-details="true"/>
                <table:data-pilot-member table:name="1085" table:display="true" table:show-details="true"/>
                <table:data-pilot-member table:name="1086" table:display="true" table:show-details="true"/>
                <table:data-pilot-member table:name="1087" table:display="true" table:show-details="true"/>
                <table:data-pilot-member table:name="1088" table:display="true" table:show-details="true"/>
                <table:data-pilot-member table:name="1089" table:display="true" table:show-details="true"/>
                <table:data-pilot-member table:name="1090" table:display="true" table:show-details="true"/>
                <table:data-pilot-member table:name="1091" table:display="true" table:show-details="true"/>
                <table:data-pilot-member table:name="1092" table:display="true" table:show-details="true"/>
                <table:data-pilot-member table:name="1093" table:display="true" table:show-details="true"/>
                <table:data-pilot-member table:name="1094" table:display="true" table:show-details="true"/>
                <table:data-pilot-member table:name="1095" table:display="true" table:show-details="true"/>
                <table:data-pilot-member table:name="1096" table:display="true" table:show-details="true"/>
                <table:data-pilot-member table:name="1097" table:display="true" table:show-details="true"/>
                <table:data-pilot-member table:name="1098" table:display="true" table:show-details="true"/>
                <table:data-pilot-member table:name="1099" table:display="true" table:show-details="true"/>
                <table:data-pilot-member table:name="1100" table:display="true" table:show-details="true"/>
                <table:data-pilot-member table:name="1101" table:display="true" table:show-details="true"/>
                <table:data-pilot-member table:name="1102" table:display="true" table:show-details="true"/>
                <table:data-pilot-member table:name="1103" table:display="true" table:show-details="true"/>
                <table:data-pilot-member table:name="1104" table:display="true" table:show-details="true"/>
                <table:data-pilot-member table:name="1105" table:display="true" table:show-details="true"/>
                <table:data-pilot-member table:name="1106" table:display="true" table:show-details="true"/>
                <table:data-pilot-member table:name="1107" table:display="true" table:show-details="true"/>
                <table:data-pilot-member table:name="1108" table:display="true" table:show-details="true"/>
                <table:data-pilot-member table:name="1109" table:display="true" table:show-details="true"/>
                <table:data-pilot-member table:name="1110" table:display="true" table:show-details="true"/>
                <table:data-pilot-member table:name="1111" table:display="true" table:show-details="true"/>
                <table:data-pilot-member table:name="1112" table:display="true" table:show-details="true"/>
                <table:data-pilot-member table:name="1113" table:display="true" table:show-details="true"/>
                <table:data-pilot-member table:name="1114" table:display="true" table:show-details="true"/>
                <table:data-pilot-member table:name="1115" table:display="true" table:show-details="true"/>
                <table:data-pilot-member table:name="1116" table:display="true" table:show-details="true"/>
                <table:data-pilot-member table:name="1117" table:display="true" table:show-details="true"/>
                <table:data-pilot-member table:name="1118" table:display="true" table:show-details="true"/>
                <table:data-pilot-member table:name="1119" table:display="true" table:show-details="true"/>
                <table:data-pilot-member table:name="1120" table:display="true" table:show-details="true"/>
                <table:data-pilot-member table:name="1121" table:display="true" table:show-details="true"/>
                <table:data-pilot-member table:name="1122" table:display="true" table:show-details="true"/>
                <table:data-pilot-member table:name="1123" table:display="true" table:show-details="true"/>
                <table:data-pilot-member table:name="1124" table:display="true" table:show-details="true"/>
                <table:data-pilot-member table:name="1125" table:display="true" table:show-details="true"/>
                <table:data-pilot-member table:name="1126" table:display="true" table:show-details="true"/>
                <table:data-pilot-member table:name="1127" table:display="true" table:show-details="true"/>
                <table:data-pilot-member table:name="1128" table:display="true" table:show-details="true"/>
                <table:data-pilot-member table:name="1129" table:display="true" table:show-details="true"/>
                <table:data-pilot-member table:name="1130" table:display="true" table:show-details="true"/>
                <table:data-pilot-member table:name="1131" table:display="true" table:show-details="true"/>
                <table:data-pilot-member table:name="1132" table:display="true" table:show-details="true"/>
                <table:data-pilot-member table:name="1133" table:display="true" table:show-details="true"/>
                <table:data-pilot-member table:name="1134" table:display="true" table:show-details="true"/>
                <table:data-pilot-member table:name="1135" table:display="true" table:show-details="true"/>
                <table:data-pilot-member table:name="1136" table:display="true" table:show-details="true"/>
                <table:data-pilot-member table:name="1137" table:display="true" table:show-details="true"/>
                <table:data-pilot-member table:name="1138" table:display="true" table:show-details="true"/>
                <table:data-pilot-member table:name="1139" table:display="true" table:show-details="true"/>
                <table:data-pilot-member table:name="1140" table:display="true" table:show-details="true"/>
                <table:data-pilot-member table:name="1141" table:display="true" table:show-details="true"/>
                <table:data-pilot-member table:name="1142" table:display="true" table:show-details="true"/>
                <table:data-pilot-member table:name="1143" table:display="true" table:show-details="true"/>
                <table:data-pilot-member table:name="1144" table:display="true" table:show-details="true"/>
                <table:data-pilot-member table:name="1145" table:display="true" table:show-details="true"/>
                <table:data-pilot-member table:name="1146" table:display="true" table:show-details="true"/>
                <table:data-pilot-member table:name="1147" table:display="true" table:show-details="true"/>
                <table:data-pilot-member table:name="1148" table:display="true" table:show-details="true"/>
                <table:data-pilot-member table:name="1149" table:display="true" table:show-details="true"/>
                <table:data-pilot-member table:name="1150" table:display="true" table:show-details="true"/>
                <table:data-pilot-member table:name="1151" table:display="true" table:show-details="true"/>
                <table:data-pilot-member table:name="1152" table:display="true" table:show-details="true"/>
                <table:data-pilot-member table:name="1153" table:display="true" table:show-details="true"/>
                <table:data-pilot-member table:name="1154" table:display="true" table:show-details="true"/>
                <table:data-pilot-member table:name="1155" table:display="true" table:show-details="true"/>
                <table:data-pilot-member table:name="1156" table:display="true" table:show-details="true"/>
                <table:data-pilot-member table:name="1157" table:display="true" table:show-details="true"/>
                <table:data-pilot-member table:name="1158" table:display="true" table:show-details="true"/>
                <table:data-pilot-member table:name="1159" table:display="true" table:show-details="true"/>
                <table:data-pilot-member table:name="1160" table:display="true" table:show-details="true"/>
                <table:data-pilot-member table:name="1161" table:display="true" table:show-details="true"/>
                <table:data-pilot-member table:name="1162" table:display="true" table:show-details="true"/>
                <table:data-pilot-member table:name="1163" table:display="true" table:show-details="true"/>
                <table:data-pilot-member table:name="1164" table:display="true" table:show-details="true"/>
                <table:data-pilot-member table:name="1165" table:display="true" table:show-details="true"/>
                <table:data-pilot-member table:name="1166" table:display="true" table:show-details="true"/>
                <table:data-pilot-member table:name="1167" table:display="true" table:show-details="true"/>
                <table:data-pilot-member table:name="1168" table:display="true" table:show-details="true"/>
                <table:data-pilot-member table:name="1169" table:display="true" table:show-details="true"/>
                <table:data-pilot-member table:name="1170" table:display="true" table:show-details="true"/>
                <table:data-pilot-member table:name="1171" table:display="true" table:show-details="true"/>
                <table:data-pilot-member table:name="1172" table:display="true" table:show-details="true"/>
                <table:data-pilot-member table:name="1173" table:display="true" table:show-details="true"/>
                <table:data-pilot-member table:name="1174" table:display="true" table:show-details="true"/>
                <table:data-pilot-member table:name="1175" table:display="true" table:show-details="true"/>
                <table:data-pilot-member table:name="1176" table:display="true" table:show-details="true"/>
                <table:data-pilot-member table:name="1177" table:display="true" table:show-details="true"/>
                <table:data-pilot-member table:name="1178" table:display="true" table:show-details="true"/>
                <table:data-pilot-member table:name="1179" table:display="true" table:show-details="true"/>
                <table:data-pilot-member table:name="1180" table:display="true" table:show-details="true"/>
                <table:data-pilot-member table:name="1181" table:display="true" table:show-details="true"/>
                <table:data-pilot-member table:name="1182" table:display="true" table:show-details="true"/>
                <table:data-pilot-member table:name="1183" table:display="true" table:show-details="true"/>
                <table:data-pilot-member table:name="1184" table:display="true" table:show-details="true"/>
                <table:data-pilot-member table:name="1185" table:display="true" table:show-details="true"/>
                <table:data-pilot-member table:name="1186" table:display="true" table:show-details="true"/>
                <table:data-pilot-member table:name="1187" table:display="true" table:show-details="true"/>
                <table:data-pilot-member table:name="1188" table:display="true" table:show-details="true"/>
                <table:data-pilot-member table:name="1189" table:display="true" table:show-details="true"/>
                <table:data-pilot-member table:name="1190" table:display="true" table:show-details="true"/>
                <table:data-pilot-member table:name="1191" table:display="true" table:show-details="true"/>
                <table:data-pilot-member table:name="1192" table:display="true" table:show-details="true"/>
                <table:data-pilot-member table:name="1193" table:display="true" table:show-details="true"/>
                <table:data-pilot-member table:name="1194" table:display="true" table:show-details="true"/>
                <table:data-pilot-member table:name="1195" table:display="true" table:show-details="true"/>
                <table:data-pilot-member table:name="1196" table:display="true" table:show-details="true"/>
                <table:data-pilot-member table:name="1197" table:display="true" table:show-details="true"/>
                <table:data-pilot-member table:name="1198" table:display="true" table:show-details="true"/>
                <table:data-pilot-member table:name="1199" table:display="true" table:show-details="true"/>
                <table:data-pilot-member table:name="1200" table:display="true" table:show-details="true"/>
                <table:data-pilot-member table:name="1201" table:display="true" table:show-details="true"/>
                <table:data-pilot-member table:name="1202" table:display="true" table:show-details="true"/>
                <table:data-pilot-member table:name="1203" table:display="true" table:show-details="true"/>
                <table:data-pilot-member table:name="1204" table:display="true" table:show-details="true"/>
                <table:data-pilot-member table:name="1205" table:display="true" table:show-details="true"/>
                <table:data-pilot-member table:name="1206" table:display="true" table:show-details="true"/>
                <table:data-pilot-member table:name="1207" table:display="true" table:show-details="true"/>
                <table:data-pilot-member table:name="1208" table:display="true" table:show-details="true"/>
                <table:data-pilot-member table:name="1209" table:display="true" table:show-details="true"/>
                <table:data-pilot-member table:name="1210" table:display="true" table:show-details="true"/>
                <table:data-pilot-member table:name="1211" table:display="true" table:show-details="true"/>
                <table:data-pilot-member table:name="1212" table:display="true" table:show-details="true"/>
                <table:data-pilot-member table:name="1213" table:display="true" table:show-details="true"/>
                <table:data-pilot-member table:name="1214" table:display="true" table:show-details="true"/>
                <table:data-pilot-member table:name="1215" table:display="true" table:show-details="true"/>
                <table:data-pilot-member table:name="1216" table:display="true" table:show-details="true"/>
                <table:data-pilot-member table:name="1217" table:display="true" table:show-details="true"/>
                <table:data-pilot-member table:name="1218" table:display="true" table:show-details="true"/>
                <table:data-pilot-member table:name="1219" table:display="true" table:show-details="true"/>
                <table:data-pilot-member table:name="1220" table:display="true" table:show-details="true"/>
                <table:data-pilot-member table:name="1221" table:display="true" table:show-details="true"/>
                <table:data-pilot-member table:name="1222" table:display="true" table:show-details="true"/>
                <table:data-pilot-member table:name="1223" table:display="true" table:show-details="true"/>
                <table:data-pilot-member table:name="1224" table:display="true" table:show-details="true"/>
                <table:data-pilot-member table:name="1225" table:display="true" table:show-details="true"/>
                <table:data-pilot-member table:name="1226" table:display="true" table:show-details="true"/>
                <table:data-pilot-member table:name="1227" table:display="true" table:show-details="true"/>
                <table:data-pilot-member table:name="1228" table:display="true" table:show-details="true"/>
                <table:data-pilot-member table:name="1229" table:display="true" table:show-details="true"/>
                <table:data-pilot-member table:name="1230" table:display="true" table:show-details="true"/>
                <table:data-pilot-member table:name="1231" table:display="true" table:show-details="true"/>
                <table:data-pilot-member table:name="1232" table:display="true" table:show-details="true"/>
                <table:data-pilot-member table:name="1233" table:display="true" table:show-details="true"/>
                <table:data-pilot-member table:name="1234" table:display="true" table:show-details="true"/>
                <table:data-pilot-member table:name="1235" table:display="true" table:show-details="true"/>
                <table:data-pilot-member table:name="1236" table:display="true" table:show-details="true"/>
                <table:data-pilot-member table:name="1237" table:display="true" table:show-details="true"/>
                <table:data-pilot-member table:name="1238" table:display="true" table:show-details="true"/>
                <table:data-pilot-member table:name="1239" table:display="true" table:show-details="true"/>
                <table:data-pilot-member table:name="1240" table:display="true" table:show-details="true"/>
                <table:data-pilot-member table:name="1241" table:display="true" table:show-details="true"/>
                <table:data-pilot-member table:name="1242" table:display="true" table:show-details="true"/>
                <table:data-pilot-member table:name="1243" table:display="true" table:show-details="true"/>
                <table:data-pilot-member table:name="1244" table:display="true" table:show-details="true"/>
                <table:data-pilot-member table:name="1245" table:display="true" table:show-details="true"/>
                <table:data-pilot-member table:name="1246" table:display="true" table:show-details="true"/>
                <table:data-pilot-member table:name="1247" table:display="true" table:show-details="true"/>
                <table:data-pilot-member table:name="1248" table:display="true" table:show-details="true"/>
                <table:data-pilot-member table:name="1249" table:display="true" table:show-details="true"/>
                <table:data-pilot-member table:name="1250" table:display="true" table:show-details="true"/>
                <table:data-pilot-member table:name="1251" table:display="true" table:show-details="true"/>
                <table:data-pilot-member table:name="1252" table:display="true" table:show-details="true"/>
                <table:data-pilot-member table:name="1253" table:display="true" table:show-details="true"/>
                <table:data-pilot-member table:name="1254" table:display="true" table:show-details="true"/>
                <table:data-pilot-member table:name="1255" table:display="true" table:show-details="true"/>
                <table:data-pilot-member table:name="1256" table:display="true" table:show-details="true"/>
                <table:data-pilot-member table:name="1257" table:display="true" table:show-details="true"/>
                <table:data-pilot-member table:name="1258" table:display="true" table:show-details="true"/>
                <table:data-pilot-member table:name="1259" table:display="true" table:show-details="true"/>
                <table:data-pilot-member table:name="1260" table:display="true" table:show-details="true"/>
                <table:data-pilot-member table:name="1261" table:display="true" table:show-details="true"/>
                <table:data-pilot-member table:name="1262" table:display="true" table:show-details="true"/>
                <table:data-pilot-member table:name="1263" table:display="true" table:show-details="true"/>
                <table:data-pilot-member table:name="1264" table:display="true" table:show-details="true"/>
                <table:data-pilot-member table:name="1265" table:display="true" table:show-details="true"/>
                <table:data-pilot-member table:name="1266" table:display="true" table:show-details="true"/>
                <table:data-pilot-member table:name="1267" table:display="true" table:show-details="true"/>
                <table:data-pilot-member table:name="1268" table:display="true" table:show-details="true"/>
                <table:data-pilot-member table:name="1269" table:display="true" table:show-details="true"/>
                <table:data-pilot-member table:name="1270" table:display="true" table:show-details="true"/>
                <table:data-pilot-member table:name="1271" table:display="true" table:show-details="true"/>
                <table:data-pilot-member table:name="1272" table:display="true" table:show-details="true"/>
                <table:data-pilot-member table:name="1273" table:display="true" table:show-details="true"/>
                <table:data-pilot-member table:name="1274" table:display="true" table:show-details="true"/>
                <table:data-pilot-member table:name="1275" table:display="true" table:show-details="true"/>
                <table:data-pilot-member table:name="1276" table:display="true" table:show-details="true"/>
                <table:data-pilot-member table:name="1277" table:display="true" table:show-details="true"/>
                <table:data-pilot-member table:name="1278" table:display="true" table:show-details="true"/>
                <table:data-pilot-member table:name="1279" table:display="true" table:show-details="true"/>
                <table:data-pilot-member table:name="1280" table:display="true" table:show-details="true"/>
                <table:data-pilot-member table:name="1281" table:display="true" table:show-details="true"/>
                <table:data-pilot-member table:name="1282" table:display="true" table:show-details="true"/>
                <table:data-pilot-member table:name="1283" table:display="true" table:show-details="true"/>
                <table:data-pilot-member table:name="1284" table:display="true" table:show-details="true"/>
                <table:data-pilot-member table:name="1285" table:display="true" table:show-details="true"/>
                <table:data-pilot-member table:name="1286" table:display="true" table:show-details="true"/>
                <table:data-pilot-member table:name="1287" table:display="true" table:show-details="true"/>
                <table:data-pilot-member table:name="1288" table:display="true" table:show-details="true"/>
                <table:data-pilot-member table:name="1289" table:display="true" table:show-details="true"/>
                <table:data-pilot-member table:name="1290" table:display="true" table:show-details="true"/>
                <table:data-pilot-member table:name="1291" table:display="true" table:show-details="true"/>
                <table:data-pilot-member table:name="1292" table:display="true" table:show-details="true"/>
                <table:data-pilot-member table:name="1293" table:display="true" table:show-details="true"/>
                <table:data-pilot-member table:name="1294" table:display="true" table:show-details="true"/>
                <table:data-pilot-member table:name="1295" table:display="true" table:show-details="true"/>
                <table:data-pilot-member table:name="1296" table:display="true" table:show-details="true"/>
                <table:data-pilot-member table:name="1297" table:display="true" table:show-details="true"/>
                <table:data-pilot-member table:name="1298" table:display="true" table:show-details="true"/>
                <table:data-pilot-member table:name="1299" table:display="true" table:show-details="true"/>
                <table:data-pilot-member table:name="1300" table:display="true" table:show-details="true"/>
                <table:data-pilot-member table:name="1301" table:display="true" table:show-details="true"/>
                <table:data-pilot-member table:name="1302" table:display="true" table:show-details="true"/>
                <table:data-pilot-member table:name="1303" table:display="true" table:show-details="true"/>
                <table:data-pilot-member table:name="1304" table:display="true" table:show-details="true"/>
                <table:data-pilot-member table:name="1305" table:display="true" table:show-details="true"/>
                <table:data-pilot-member table:name="1306" table:display="true" table:show-details="true"/>
                <table:data-pilot-member table:name="1307" table:display="true" table:show-details="true"/>
                <table:data-pilot-member table:name="1308" table:display="true" table:show-details="true"/>
                <table:data-pilot-member table:name="1309" table:display="true" table:show-details="true"/>
                <table:data-pilot-member table:name="1310" table:display="true" table:show-details="true"/>
                <table:data-pilot-member table:name="1311" table:display="true" table:show-details="true"/>
                <table:data-pilot-member table:name="1312" table:display="true" table:show-details="true"/>
                <table:data-pilot-member table:name="1313" table:display="true" table:show-details="true"/>
                <table:data-pilot-member table:name="1314" table:display="true" table:show-details="true"/>
                <table:data-pilot-member table:name="1315" table:display="true" table:show-details="true"/>
                <table:data-pilot-member table:name="1316" table:display="true" table:show-details="true"/>
                <table:data-pilot-member table:name="1317" table:display="true" table:show-details="true"/>
                <table:data-pilot-member table:name="1318" table:display="true" table:show-details="true"/>
                <table:data-pilot-member table:name="1319" table:display="true" table:show-details="true"/>
                <table:data-pilot-member table:name="1320" table:display="true" table:show-details="true"/>
                <table:data-pilot-member table:name="1321" table:display="true" table:show-details="true"/>
                <table:data-pilot-member table:name="1322" table:display="true" table:show-details="true"/>
                <table:data-pilot-member table:name="1323" table:display="true" table:show-details="true"/>
                <table:data-pilot-member table:name="1324" table:display="true" table:show-details="true"/>
                <table:data-pilot-member table:name="1325" table:display="true" table:show-details="true"/>
                <table:data-pilot-member table:name="1326" table:display="true" table:show-details="true"/>
                <table:data-pilot-member table:name="1327" table:display="true" table:show-details="true"/>
                <table:data-pilot-member table:name="1328" table:display="true" table:show-details="true"/>
                <table:data-pilot-member table:name="1329" table:display="true" table:show-details="true"/>
                <table:data-pilot-member table:name="1330" table:display="true" table:show-details="true"/>
                <table:data-pilot-member table:name="1331" table:display="true" table:show-details="true"/>
                <table:data-pilot-member table:name="1332" table:display="true" table:show-details="true"/>
                <table:data-pilot-member table:name="1333" table:display="true" table:show-details="true"/>
                <table:data-pilot-member table:name="1334" table:display="true" table:show-details="true"/>
                <table:data-pilot-member table:name="1335" table:display="true" table:show-details="true"/>
                <table:data-pilot-member table:name="1336" table:display="true" table:show-details="true"/>
                <table:data-pilot-member table:name="1337" table:display="true" table:show-details="true"/>
                <table:data-pilot-member table:name="1338" table:display="true" table:show-details="true"/>
                <table:data-pilot-member table:name="1339" table:display="true" table:show-details="true"/>
                <table:data-pilot-member table:name="1340" table:display="true" table:show-details="true"/>
                <table:data-pilot-member table:name="1341" table:display="true" table:show-details="true"/>
                <table:data-pilot-member table:name="1342" table:display="true" table:show-details="true"/>
                <table:data-pilot-member table:name="1343" table:display="true" table:show-details="true"/>
                <table:data-pilot-member table:name="1344" table:display="true" table:show-details="true"/>
                <table:data-pilot-member table:name="1345" table:display="true" table:show-details="true"/>
                <table:data-pilot-member table:name="1346" table:display="true" table:show-details="true"/>
                <table:data-pilot-member table:name="1347" table:display="true" table:show-details="true"/>
                <table:data-pilot-member table:name="134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Table dynamique_Feuille9_1'.A1:'Table dynamique_Feuille9_1'.B10" table:buttons="'Table dynamique_Feuille9_1'.A1" table:show-filter-button="false" table:drill-down-on-double-click="false">
          <table:database-source-query table:database-name="SondageMariaDB" table:query-name="MoyenneAgeCategorie"/>
          <table:data-pilot-field table:source-field-name="intituleCat" table:orientation="row" table:used-hierarchy="0" table:function="auto">
            <table:data-pilot-level table:show-empty="false" calcext:repeat-item-labels="false">
              <table:data-pilot-members>
                <table:data-pilot-member table:name="Agriculteurs exploitants" table:display="true" table:show-details="true"/>
                <table:data-pilot-member table:name="Artisans, commerçants, chefs d'entreprise" table:display="true" table:show-details="true"/>
                <table:data-pilot-member table:name="Autres sans activité professionnelle" table:display="true" table:show-details="true"/>
                <table:data-pilot-member table:name="Cadres, professions intellectuelles supérieures" table:display="true" table:show-details="true"/>
                <table:data-pilot-member table:name="Employés" table:display="true" table:show-details="true"/>
                <table:data-pilot-member table:name="Inactifs ayant déjà travaillé" table:display="true" table:show-details="true"/>
                <table:data-pilot-member table:name="Ouvriers" table:display="true" table:show-details="true"/>
                <table:data-pilot-member table:name="Professions intermédiaire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Age" table:orientation="data" table:used-hierarchy="0" table:function="average">
            <table:data-pilot-level table:show-empty="false" calcext:repeat-item-labels="false">
              <table:data-pilot-members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16:07:15.572678762</meta:creation-date>
    <dc:date>2025-03-12T16:26:36.169161305</dc:date>
    <meta:editing-duration>PT8M35S</meta:editing-duration>
    <meta:editing-cycles>1</meta:editing-cycles>
    <meta:document-statistic meta:table-count="9" meta:cell-count="98" meta:object-count="2"/>
    <meta:generator>LibreOffice/24.2.7.2$Linux_X86_64 LibreOffice_project/4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loext:data-pilot-source="DataPilot1" chart:class="chart:bar" chart:style-name="ch1">
        <chart:legend chart:legend-position="end" svg:x="12.835cm" svg:y="2.058cm" style:legend-expansion="high" chart:style-name="ch2"/>
        <chart:plot-area chart:style-name="ch3" table:cell-range-address="PivotChart" chart:data-source-has-labels="column" svg:x="0.319cm" svg:y="0.18cm" svg:width="12.197cm" svg:height="7.745cm">
          <chart:coordinate-region svg:x="2.972cm" svg:y="0.18cm" svg:width="9.337cm" svg:height="2.581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bar">
            <chart:data-point chart:repeated="8"/>
          </chart:series>
          <chart:series chart:style-name="ch8" chart:values-cell-range-address="PT@data 1" chart:label-cell-address="PT@label 1" chart:class="chart:bar">
            <chart:data-point chart:repeated="8"/>
          </chart:series>
          <chart:series chart:style-name="ch9" chart:values-cell-range-address="PT@data 2" chart:label-cell-address="PT@label 2" chart:class="chart:bar">
            <chart:data-point chart:repeated="8"/>
          </chart:series>
          <chart:series chart:style-name="ch10" chart:values-cell-range-address="PT@data 3" chart:label-cell-address="PT@label 3" chart:class="chart:bar">
            <chart:data-point chart:repeated="8"/>
          </chart:series>
          <chart:series chart:style-name="ch11" chart:values-cell-range-address="PT@data 4" chart:label-cell-address="PT@label 4" chart:class="chart:bar">
            <chart:data-point chart:repeated="8"/>
          </chart:series>
          <chart:series chart:style-name="ch12" chart:values-cell-range-address="PT@data 5" chart:label-cell-address="PT@label 5" chart:class="chart:ba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che 20-29</text:p>
                <draw:g>
                  <svg:desc>PT@label 0</svg:desc>
                </draw:g>
              </table:table-cell>
              <table:table-cell office:value-type="string">
                <text:p>Tranche 30-39</text:p>
                <draw:g>
                  <svg:desc>PT@label 1</svg:desc>
                </draw:g>
              </table:table-cell>
              <table:table-cell office:value-type="string">
                <text:p>Tranche 40-49</text:p>
                <draw:g>
                  <svg:desc>PT@label 2</svg:desc>
                </draw:g>
              </table:table-cell>
              <table:table-cell office:value-type="string">
                <text:p>Tranche 50-59</text:p>
                <draw:g>
                  <svg:desc>PT@label 3</svg:desc>
                </draw:g>
              </table:table-cell>
              <table:table-cell office:value-type="string">
                <text:p>Tranche 60-69</text:p>
                <draw:g>
                  <svg:desc>PT@label 4</svg:desc>
                </draw:g>
              </table:table-cell>
              <table:table-cell office:value-type="string">
                <text:p>Tranche 70-120</text:p>
                <draw:g>
                  <svg:desc>PT@label 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griculteurs exploitants</text:p>
                <draw:g>
                  <svg:desc>PT@categories</svg:desc>
                </draw:g>
              </table:table-cell>
              <table:table-cell office:value-type="float" office:value="5">
                <text:p>5</text:p>
                <draw:g>
                  <svg:desc>PT@data 0</svg:desc>
                </draw:g>
              </table:table-cell>
              <table:table-cell office:value-type="float" office:value="3">
                <text:p>3</text:p>
                <draw:g>
                  <svg:desc>PT@data 1</svg:desc>
                </draw:g>
              </table:table-cell>
              <table:table-cell office:value-type="float" office:value="1">
                <text:p>1</text:p>
                <draw:g>
                  <svg:desc>PT@data 2</svg:desc>
                </draw:g>
              </table:table-cell>
              <table:table-cell office:value-type="float" office:value="5">
                <text:p>5</text:p>
                <draw:g>
                  <svg:desc>PT@data 3</svg:desc>
                </draw:g>
              </table:table-cell>
              <table:table-cell office:value-type="float" office:value="NaN">
                <text:p>NaN</text:p>
                <draw:g>
                  <svg:desc>PT@data 4</svg:desc>
                </draw:g>
              </table:table-cell>
              <table:table-cell office:value-type="float" office:value="NaN">
                <text:p>NaN</text:p>
                <draw:g>
                  <svg:desc>PT@data 5</svg:desc>
                </draw:g>
              </table:table-cell>
            </table:table-row>
            <table:table-row>
              <table:table-cell office:value-type="string">
                <text:p>Artisans, commerçants, chefs d'entreprise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utres sans activité professionnelle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56">
                <text:p>5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Cadres, professions intellectuelles supérieures</text:p>
              </table:table-cell>
              <table:table-cell office:value-type="float" office:value="25">
                <text:p>25</text:p>
              </table:table-cell>
              <table:table-cell office:value-type="float" office:value="32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mployés</text:p>
              </table:table-cell>
              <table:table-cell office:value-type="float" office:value="42">
                <text:p>42</text:p>
              </table:table-cell>
              <table:table-cell office:value-type="float" office:value="34">
                <text:p>34</text:p>
              </table:table-cell>
              <table:table-cell office:value-type="float" office:value="50">
                <text:p>50</text:p>
              </table:table-cell>
              <table:table-cell office:value-type="float" office:value="57">
                <text:p>57</text:p>
              </table:table-cell>
              <table:table-cell office:value-type="float" office:value="10">
                <text:p>1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Inactifs ayant déjà travaillé</text:p>
              </table:table-cell>
              <table:table-cell office:value-type="float" office:value="42">
                <text:p>42</text:p>
              </table:table-cell>
              <table:table-cell office:value-type="float" office:value="40">
                <text:p>40</text:p>
              </table:table-cell>
              <table:table-cell office:value-type="float" office:value="47">
                <text:p>47</text:p>
              </table:table-cell>
              <table:table-cell office:value-type="float" office:value="35">
                <text:p>35</text:p>
              </table:table-cell>
              <table:table-cell office:value-type="float" office:value="131">
                <text:p>131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Ouvriers</text:p>
              </table:table-cell>
              <table:table-cell office:value-type="float" office:value="29">
                <text:p>29</text:p>
              </table:table-cell>
              <table:table-cell office:value-type="float" office:value="44">
                <text:p>44</text:p>
              </table:table-cell>
              <table:table-cell office:value-type="float" office:value="28">
                <text:p>28</text:p>
              </table:table-cell>
              <table:table-cell office:value-type="float" office:value="39">
                <text:p>39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ofessions intermédiaires</text:p>
              </table:table-cell>
              <table:table-cell office:value-type="float" office:value="40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60">
                <text:p>60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loext:data-pilot-source="DataPilot2" chart:class="chart:line" chart:style-name="ch1">
        <chart:legend chart:legend-position="end" svg:x="13.189cm" svg:y="2.952cm" style:legend-expansion="high" chart:style-name="ch2"/>
        <chart:plot-area chart:style-name="ch3" table:cell-range-address="PivotChart" chart:data-source-has-labels="column" svg:x="0.319cm" svg:y="0.18cm" svg:width="12.551cm" svg:height="7.746cm">
          <chart:coordinate-region svg:x="3.486cm" svg:y="0.18cm" svg:width="9.097cm" svg:height="2.582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T@data 0" chart:label-cell-address="PT@label 0" chart:class="chart:line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griculteurs exploitants</text:p>
                <draw:g>
                  <svg:desc>PT@categories</svg:desc>
                </draw:g>
              </table:table-cell>
              <table:table-cell office:value-type="float" office:value="41.2857142857143">
                <text:p>41.2857142857143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Artisans, commerçants, chefs d'entreprise</text:p>
              </table:table-cell>
              <table:table-cell office:value-type="float" office:value="42.9285714285714">
                <text:p>42.9285714285714</text:p>
              </table:table-cell>
            </table:table-row>
            <table:table-row>
              <table:table-cell office:value-type="string">
                <text:p>Autres sans activité professionnelle</text:p>
              </table:table-cell>
              <table:table-cell office:value-type="float" office:value="63.8035714285714">
                <text:p>63.8035714285714</text:p>
              </table:table-cell>
            </table:table-row>
            <table:table-row>
              <table:table-cell office:value-type="string">
                <text:p>Cadres, professions intellectuelles supérieures</text:p>
              </table:table-cell>
              <table:table-cell office:value-type="float" office:value="43.2459016393443">
                <text:p>43.2459016393443</text:p>
              </table:table-cell>
            </table:table-row>
            <table:table-row>
              <table:table-cell office:value-type="string">
                <text:p>Employés</text:p>
              </table:table-cell>
              <table:table-cell office:value-type="float" office:value="47.5707547169811">
                <text:p>47.5707547169811</text:p>
              </table:table-cell>
            </table:table-row>
            <table:table-row>
              <table:table-cell office:value-type="string">
                <text:p>Inactifs ayant déjà travaillé</text:p>
              </table:table-cell>
              <table:table-cell office:value-type="float" office:value="60.0209302325581">
                <text:p>60.0209302325581</text:p>
              </table:table-cell>
            </table:table-row>
            <table:table-row>
              <table:table-cell office:value-type="string">
                <text:p>Ouvriers</text:p>
              </table:table-cell>
              <table:table-cell office:value-type="float" office:value="45.7888198757764">
                <text:p>45.7888198757764</text:p>
              </table:table-cell>
            </table:table-row>
            <table:table-row>
              <table:table-cell office:value-type="string">
                <text:p>Professions intermédiaires</text:p>
              </table:table-cell>
              <table:table-cell office:value-type="float" office:value="44.2108108108108">
                <text:p>44.21081081081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